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9.85mm"/>
    </style:style>
    <style:style style:name="co4" style:family="table-column">
      <style:table-column-properties fo:break-before="auto" style:column-width="48.28mm"/>
    </style:style>
    <style:style style:name="co5" style:family="table-column">
      <style:table-column-properties fo:break-before="auto" style:column-width="51.01mm"/>
    </style:style>
    <style:style style:name="co6" style:family="table-column">
      <style:table-column-properties fo:break-before="auto" style:column-width="51.82mm"/>
    </style:style>
    <style:style style:name="co7" style:family="table-column">
      <style:table-column-properties fo:break-before="auto" style:column-width="42.83mm"/>
    </style:style>
    <style:style style:name="co8" style:family="table-column">
      <style:table-column-properties fo:break-before="auto" style:column-width="68.99mm"/>
    </style:style>
    <style:style style:name="co9" style:family="table-column">
      <style:table-column-properties fo:break-before="auto" style:column-width="28.4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arch_resul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union__titleWordCount_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plit4_test_score</text:p>
          </table:table-cell>
          <table:table-cell office:value-type="string" calcext:value-type="string">
            <text:p>split4_train_score</text:p>
          </table:table-cell>
          <table:table-cell office:value-type="string" calcext:value-type="string">
            <text:p>split5_test_score</text:p>
          </table:table-cell>
          <table:table-cell office:value-type="string" calcext:value-type="string">
            <text:p>split5_train_score</text:p>
          </table:table-cell>
          <table:table-cell office:value-type="string" calcext:value-type="string">
            <text:p>split6_test_score</text:p>
          </table:table-cell>
          <table:table-cell office:value-type="string" calcext:value-type="string">
            <text:p>split6_train_score</text:p>
          </table:table-cell>
          <table:table-cell office:value-type="string" calcext:value-type="string">
            <text:p>split7_test_score</text:p>
          </table:table-cell>
          <table:table-cell office:value-type="string" calcext:value-type="string">
            <text:p>split7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3.53045389056206" calcext:value-type="float">
            <text:p>3.53045389056206</text:p>
          </table:table-cell>
          <table:table-cell office:value-type="float" office:value="0.379658669233322" calcext:value-type="float">
            <text:p>0.379658669233322</text:p>
          </table:table-cell>
          <table:table-cell office:value-type="float" office:value="0.865717821782178" calcext:value-type="float">
            <text:p>0.865717821782178</text:p>
          </table:table-cell>
          <table:table-cell office:value-type="float" office:value="0.91071381487702" calcext:value-type="float">
            <text:p>0.9107138148770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907289455060156" calcext:value-type="float">
            <text:p>0.907289455060156</text:p>
          </table:table-cell>
          <table:table-cell office:value-type="float" office:value="0.827586206896552" calcext:value-type="float">
            <text:p>0.827586206896552</text:p>
          </table:table-cell>
          <table:table-cell office:value-type="float" office:value="0.917197452229299" calcext:value-type="float">
            <text:p>0.917197452229299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07289455060156" calcext:value-type="float">
            <text:p>0.907289455060156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845771144278607" calcext:value-type="float">
            <text:p>0.845771144278607</text:p>
          </table:table-cell>
          <table:table-cell office:value-type="float" office:value="0.910247349823321" calcext:value-type="float">
            <text:p>0.910247349823321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14487632508834" calcext:value-type="float">
            <text:p>0.914487632508834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12367491166078" calcext:value-type="float">
            <text:p>0.912367491166078</text:p>
          </table:table-cell>
          <table:table-cell office:value-type="float" office:value="0.186521827846911" calcext:value-type="float">
            <text:p>0.186521827846911</text:p>
          </table:table-cell>
          <table:table-cell office:value-type="float" office:value="0.0548580481423256" calcext:value-type="float">
            <text:p>0.054858048142326</text:p>
          </table:table-cell>
          <table:table-cell office:value-type="float" office:value="0.0289746798880815" calcext:value-type="float">
            <text:p>0.028974679888082</text:p>
          </table:table-cell>
          <table:table-cell office:value-type="float" office:value="0.00363144308758726" calcext:value-type="float">
            <text:p>0.003631443087587</text:p>
          </table:table-cell>
        </table:table-row>
        <table:table-row table:style-name="ro1">
          <table:table-cell office:value-type="float" office:value="3.36047869920731" calcext:value-type="float">
            <text:p>3.36047869920731</text:p>
          </table:table-cell>
          <table:table-cell office:value-type="float" office:value="0.365744829177856" calcext:value-type="float">
            <text:p>0.365744829177856</text:p>
          </table:table-cell>
          <table:table-cell office:value-type="float" office:value="0.869430693069307" calcext:value-type="float">
            <text:p>0.869430693069307</text:p>
          </table:table-cell>
          <table:table-cell office:value-type="float" office:value="0.91902420262009" calcext:value-type="float">
            <text:p>0.9190242026200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0.876847290640394" calcext:value-type="float">
            <text:p>0.876847290640394</text:p>
          </table:table-cell>
          <table:table-cell office:value-type="float" office:value="0.91932059447983" calcext:value-type="float">
            <text:p>0.9193205944798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923566878980892" calcext:value-type="float">
            <text:p>0.923566878980892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16489738145789" calcext:value-type="float">
            <text:p>0.916489738145789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17963224893918" calcext:value-type="float">
            <text:p>0.917963224893918</text:p>
          </table:table-cell>
          <table:table-cell office:value-type="float" office:value="0.846534653465347" calcext:value-type="float">
            <text:p>0.846534653465347</text:p>
          </table:table-cell>
          <table:table-cell office:value-type="float" office:value="0.917256011315417" calcext:value-type="float">
            <text:p>0.917256011315417</text:p>
          </table:table-cell>
          <table:table-cell office:value-type="float" office:value="0.835820895522388" calcext:value-type="float">
            <text:p>0.835820895522388</text:p>
          </table:table-cell>
          <table:table-cell office:value-type="float" office:value="0.917314487632509" calcext:value-type="float">
            <text:p>0.917314487632509</text:p>
          </table:table-cell>
          <table:table-cell office:value-type="float" office:value="0.865671641791045" calcext:value-type="float">
            <text:p>0.865671641791045</text:p>
          </table:table-cell>
          <table:table-cell office:value-type="float" office:value="0.920848056537102" calcext:value-type="float">
            <text:p>0.920848056537102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19434628975265" calcext:value-type="float">
            <text:p>0.919434628975265</text:p>
          </table:table-cell>
          <table:table-cell office:value-type="float" office:value="0.379103683634635" calcext:value-type="float">
            <text:p>0.379103683634635</text:p>
          </table:table-cell>
          <table:table-cell office:value-type="float" office:value="0.063326804458319" calcext:value-type="float">
            <text:p>0.063326804458319</text:p>
          </table:table-cell>
          <table:table-cell office:value-type="float" office:value="0.0233276577210328" calcext:value-type="float">
            <text:p>0.023327657721033</text:p>
          </table:table-cell>
          <table:table-cell office:value-type="float" office:value="0.00217420845633353" calcext:value-type="float">
            <text:p>0.002174208456334</text:p>
          </table:table-cell>
        </table:table-row>
        <table:table-row table:style-name="ro1">
          <table:table-cell office:value-type="float" office:value="3.29080894589424" calcext:value-type="float">
            <text:p>3.29080894589424</text:p>
          </table:table-cell>
          <table:table-cell office:value-type="float" office:value="0.427493691444397" calcext:value-type="float">
            <text:p>0.427493691444397</text:p>
          </table:table-cell>
          <table:table-cell office:value-type="float" office:value="0.866955445544554" calcext:value-type="float">
            <text:p>0.866955445544554</text:p>
          </table:table-cell>
          <table:table-cell office:value-type="float" office:value="0.92185355814653" calcext:value-type="float">
            <text:p>0.9218535581465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office:value-type="float" office:value="0.876847290640394" calcext:value-type="float">
            <text:p>0.876847290640394</text:p>
          </table:table-cell>
          <table:table-cell office:value-type="float" office:value="0.92002830856334" calcext:value-type="float">
            <text:p>0.92002830856334</text:p>
          </table:table-cell>
          <table:table-cell office:value-type="float" office:value="0.847290640394089" calcext:value-type="float">
            <text:p>0.847290640394089</text:p>
          </table:table-cell>
          <table:table-cell office:value-type="float" office:value="0.927105449398443" calcext:value-type="float">
            <text:p>0.92710544939844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23566878980892" calcext:value-type="float">
            <text:p>0.923566878980892</text:p>
          </table:table-cell>
          <table:table-cell office:value-type="float" office:value="0.866336633663366" calcext:value-type="float">
            <text:p>0.866336633663366</text:p>
          </table:table-cell>
          <table:table-cell office:value-type="float" office:value="0.919377652050919" calcext:value-type="float">
            <text:p>0.919377652050919</text:p>
          </table:table-cell>
          <table:table-cell office:value-type="float" office:value="0.846534653465347" calcext:value-type="float">
            <text:p>0.846534653465347</text:p>
          </table:table-cell>
          <table:table-cell office:value-type="float" office:value="0.921499292786422" calcext:value-type="float">
            <text:p>0.921499292786422</text:p>
          </table:table-cell>
          <table:table-cell office:value-type="float" office:value="0.850746268656716" calcext:value-type="float">
            <text:p>0.850746268656716</text:p>
          </table:table-cell>
          <table:table-cell office:value-type="float" office:value="0.919434628975265" calcext:value-type="float">
            <text:p>0.919434628975265</text:p>
          </table:table-cell>
          <table:table-cell office:value-type="float" office:value="0.855721393034826" calcext:value-type="float">
            <text:p>0.855721393034826</text:p>
          </table:table-cell>
          <table:table-cell office:value-type="float" office:value="0.921554770318021" calcext:value-type="float">
            <text:p>0.921554770318021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2226148409894" calcext:value-type="float">
            <text:p>0.92226148409894</text:p>
          </table:table-cell>
          <table:table-cell office:value-type="float" office:value="0.347096744435598" calcext:value-type="float">
            <text:p>0.347096744435598</text:p>
          </table:table-cell>
          <table:table-cell office:value-type="float" office:value="0.0575674358717564" calcext:value-type="float">
            <text:p>0.057567435871756</text:p>
          </table:table-cell>
          <table:table-cell office:value-type="float" office:value="0.0207827578254602" calcext:value-type="float">
            <text:p>0.02078275782546</text:p>
          </table:table-cell>
          <table:table-cell office:value-type="float" office:value="0.00240343184500514" calcext:value-type="float">
            <text:p>0.002403431845005</text:p>
          </table:table-cell>
        </table:table-row>
        <table:table-row table:style-name="ro1">
          <table:table-cell office:value-type="float" office:value="3.6372182071209" calcext:value-type="float">
            <text:p>3.6372182071209</text:p>
          </table:table-cell>
          <table:table-cell office:value-type="float" office:value="0.47324201464653" calcext:value-type="float">
            <text:p>0.47324201464653</text:p>
          </table:table-cell>
          <table:table-cell office:value-type="float" office:value="0.870049504950495" calcext:value-type="float">
            <text:p>0.870049504950495</text:p>
          </table:table-cell>
          <table:table-cell office:value-type="float" office:value="0.924681975845076" calcext:value-type="float">
            <text:p>0.92468197584507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49" calcext:value-type="float">
            <text:p>49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21443736730361" calcext:value-type="float">
            <text:p>0.921443736730361</text:p>
          </table:table-cell>
          <table:table-cell office:value-type="float" office:value="0.852216748768473" calcext:value-type="float">
            <text:p>0.852216748768473</text:p>
          </table:table-cell>
          <table:table-cell office:value-type="float" office:value="0.930644019815994" calcext:value-type="float">
            <text:p>0.930644019815994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24274593064402" calcext:value-type="float">
            <text:p>0.924274593064402</text:p>
          </table:table-cell>
          <table:table-cell office:value-type="float" office:value="0.866336633663366" calcext:value-type="float">
            <text:p>0.866336633663366</text:p>
          </table:table-cell>
          <table:table-cell office:value-type="float" office:value="0.925035360678925" calcext:value-type="float">
            <text:p>0.925035360678925</text:p>
          </table:table-cell>
          <table:table-cell office:value-type="float" office:value="0.856435643564356" calcext:value-type="float">
            <text:p>0.856435643564356</text:p>
          </table:table-cell>
          <table:table-cell office:value-type="float" office:value="0.922206506364922" calcext:value-type="float">
            <text:p>0.922206506364922</text:p>
          </table:table-cell>
          <table:table-cell office:value-type="float" office:value="0.850746268656716" calcext:value-type="float">
            <text:p>0.850746268656716</text:p>
          </table:table-cell>
          <table:table-cell office:value-type="float" office:value="0.921554770318021" calcext:value-type="float">
            <text:p>0.921554770318021</text:p>
          </table:table-cell>
          <table:table-cell office:value-type="float" office:value="0.845771144278607" calcext:value-type="float">
            <text:p>0.845771144278607</text:p>
          </table:table-cell>
          <table:table-cell office:value-type="float" office:value="0.927208480565371" calcext:value-type="float">
            <text:p>0.927208480565371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25088339222615" calcext:value-type="float">
            <text:p>0.925088339222615</text:p>
          </table:table-cell>
          <table:table-cell office:value-type="float" office:value="0.184522265619885" calcext:value-type="float">
            <text:p>0.184522265619885</text:p>
          </table:table-cell>
          <table:table-cell office:value-type="float" office:value="0.0410725292157452" calcext:value-type="float">
            <text:p>0.041072529215745</text:p>
          </table:table-cell>
          <table:table-cell office:value-type="float" office:value="0.0227485544938504" calcext:value-type="float">
            <text:p>0.02274855449385</text:p>
          </table:table-cell>
          <table:table-cell office:value-type="float" office:value="0.00293212216870969" calcext:value-type="float">
            <text:p>0.00293212216871</text:p>
          </table:table-cell>
        </table:table-row>
        <table:table-row table:style-name="ro1">
          <table:table-cell office:value-type="float" office:value="3.60168221592903" calcext:value-type="float">
            <text:p>3.60168221592903</text:p>
          </table:table-cell>
          <table:table-cell office:value-type="float" office:value="0.443523347377777" calcext:value-type="float">
            <text:p>0.443523347377777</text:p>
          </table:table-cell>
          <table:table-cell office:value-type="float" office:value="0.872524752475247" calcext:value-type="float">
            <text:p>0.872524752475247</text:p>
          </table:table-cell>
          <table:table-cell office:value-type="float" office:value="0.927776224001537" calcext:value-type="float">
            <text:p>0.92777622400153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25690021231422" calcext:value-type="float">
            <text:p>0.925690021231422</text:p>
          </table:table-cell>
          <table:table-cell office:value-type="float" office:value="0.852216748768473" calcext:value-type="float">
            <text:p>0.852216748768473</text:p>
          </table:table-cell>
          <table:table-cell office:value-type="float" office:value="0.932059447983015" calcext:value-type="float">
            <text:p>0.93205944798301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29228591648974" calcext:value-type="float">
            <text:p>0.929228591648974</text:p>
          </table:table-cell>
          <table:table-cell office:value-type="float" office:value="0.876237623762376" calcext:value-type="float">
            <text:p>0.876237623762376</text:p>
          </table:table-cell>
          <table:table-cell office:value-type="float" office:value="0.926449787835926" calcext:value-type="float">
            <text:p>0.926449787835926</text:p>
          </table:table-cell>
          <table:table-cell office:value-type="float" office:value="0.856435643564356" calcext:value-type="float">
            <text:p>0.856435643564356</text:p>
          </table:table-cell>
          <table:table-cell office:value-type="float" office:value="0.926449787835926" calcext:value-type="float">
            <text:p>0.926449787835926</text:p>
          </table:table-cell>
          <table:table-cell office:value-type="float" office:value="0.850746268656716" calcext:value-type="float">
            <text:p>0.850746268656716</text:p>
          </table:table-cell>
          <table:table-cell office:value-type="float" office:value="0.92791519434629" calcext:value-type="float">
            <text:p>0.92791519434629</text:p>
          </table:table-cell>
          <table:table-cell office:value-type="float" office:value="0.855721393034826" calcext:value-type="float">
            <text:p>0.855721393034826</text:p>
          </table:table-cell>
          <table:table-cell office:value-type="float" office:value="0.929328621908127" calcext:value-type="float">
            <text:p>0.929328621908127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25088339222615" calcext:value-type="float">
            <text:p>0.925088339222615</text:p>
          </table:table-cell>
          <table:table-cell office:value-type="float" office:value="0.213504310964695" calcext:value-type="float">
            <text:p>0.213504310964695</text:p>
          </table:table-cell>
          <table:table-cell office:value-type="float" office:value="0.0146974725762354" calcext:value-type="float">
            <text:p>0.014697472576235</text:p>
          </table:table-cell>
          <table:table-cell office:value-type="float" office:value="0.022666902253622" calcext:value-type="float">
            <text:p>0.022666902253622</text:p>
          </table:table-cell>
          <table:table-cell office:value-type="float" office:value="0.00217888916255535" calcext:value-type="float">
            <text:p>0.002178889162555</text:p>
          </table:table-cell>
        </table:table-row>
        <table:table-row table:style-name="ro1">
          <table:table-cell office:value-type="float" office:value="3.84897270798683" calcext:value-type="float">
            <text:p>3.84897270798683</text:p>
          </table:table-cell>
          <table:table-cell office:value-type="float" office:value="0.478214830160141" calcext:value-type="float">
            <text:p>0.478214830160141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7775661198687" calcext:value-type="float">
            <text:p>0.92777566119868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24982307147912" calcext:value-type="float">
            <text:p>0.924982307147912</text:p>
          </table:table-cell>
          <table:table-cell office:value-type="float" office:value="0.866995073891626" calcext:value-type="float">
            <text:p>0.866995073891626</text:p>
          </table:table-cell>
          <table:table-cell office:value-type="float" office:value="0.933474876150035" calcext:value-type="float">
            <text:p>0.933474876150035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24274593064402" calcext:value-type="float">
            <text:p>0.924274593064402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29278642149929" calcext:value-type="float">
            <text:p>0.929278642149929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27208480565371" calcext:value-type="float">
            <text:p>0.927208480565371</text:p>
          </table:table-cell>
          <table:table-cell office:value-type="float" office:value="0.855721393034826" calcext:value-type="float">
            <text:p>0.855721393034826</text:p>
          </table:table-cell>
          <table:table-cell office:value-type="float" office:value="0.930035335689046" calcext:value-type="float">
            <text:p>0.930035335689046</text:p>
          </table:table-cell>
          <table:table-cell office:value-type="float" office:value="0.865671641791045" calcext:value-type="float">
            <text:p>0.865671641791045</text:p>
          </table:table-cell>
          <table:table-cell office:value-type="float" office:value="0.927208480565371" calcext:value-type="float">
            <text:p>0.927208480565371</text:p>
          </table:table-cell>
          <table:table-cell office:value-type="float" office:value="0.177686530529864" calcext:value-type="float">
            <text:p>0.177686530529864</text:p>
          </table:table-cell>
          <table:table-cell office:value-type="float" office:value="0.0519669888604998" calcext:value-type="float">
            <text:p>0.0519669888605</text:p>
          </table:table-cell>
          <table:table-cell office:value-type="float" office:value="0.0142694566437297" calcext:value-type="float">
            <text:p>0.01426945664373</text:p>
          </table:table-cell>
          <table:table-cell office:value-type="float" office:value="0.00284348524679836" calcext:value-type="float">
            <text:p>0.002843485246798</text:p>
          </table:table-cell>
        </table:table-row>
        <table:table-row table:style-name="ro1">
          <table:table-cell office:value-type="float" office:value="3.67939558625221" calcext:value-type="float">
            <text:p>3.67939558625221</text:p>
          </table:table-cell>
          <table:table-cell office:value-type="float" office:value="0.492041736841202" calcext:value-type="float">
            <text:p>0.492041736841202</text:p>
          </table:table-cell>
          <table:table-cell office:value-type="float" office:value="0.878712871287129" calcext:value-type="float">
            <text:p>0.878712871287129</text:p>
          </table:table-cell>
          <table:table-cell office:value-type="float" office:value="0.930516177174359" calcext:value-type="float">
            <text:p>0.9305161771743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46" calcext:value-type="float">
            <text:p>46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28520877565463" calcext:value-type="float">
            <text:p>0.928520877565463</text:p>
          </table:table-cell>
          <table:table-cell office:value-type="float" office:value="0.866995073891626" calcext:value-type="float">
            <text:p>0.866995073891626</text:p>
          </table:table-cell>
          <table:table-cell office:value-type="float" office:value="0.932767162066525" calcext:value-type="float">
            <text:p>0.932767162066525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28520877565463" calcext:value-type="float">
            <text:p>0.928520877565463</text:p>
          </table:table-cell>
          <table:table-cell office:value-type="float" office:value="0.866336633663366" calcext:value-type="float">
            <text:p>0.86633663366336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0.932814710042433" calcext:value-type="float">
            <text:p>0.932814710042433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30035335689046" calcext:value-type="float">
            <text:p>0.930035335689046</text:p>
          </table:table-cell>
          <table:table-cell office:value-type="float" office:value="0.860696517412935" calcext:value-type="float">
            <text:p>0.860696517412935</text:p>
          </table:table-cell>
          <table:table-cell office:value-type="float" office:value="0.928621908127208" calcext:value-type="float">
            <text:p>0.928621908127208</text:p>
          </table:table-cell>
          <table:table-cell office:value-type="float" office:value="0.875621890547264" calcext:value-type="float">
            <text:p>0.875621890547264</text:p>
          </table:table-cell>
          <table:table-cell office:value-type="float" office:value="0.932155477031802" calcext:value-type="float">
            <text:p>0.932155477031802</text:p>
          </table:table-cell>
          <table:table-cell office:value-type="float" office:value="0.211567624259558" calcext:value-type="float">
            <text:p>0.211567624259558</text:p>
          </table:table-cell>
          <table:table-cell office:value-type="float" office:value="0.102848982501393" calcext:value-type="float">
            <text:p>0.102848982501393</text:p>
          </table:table-cell>
          <table:table-cell office:value-type="float" office:value="0.0183057827805755" calcext:value-type="float">
            <text:p>0.018305782780576</text:p>
          </table:table-cell>
          <table:table-cell office:value-type="float" office:value="0.00176247999971141" calcext:value-type="float">
            <text:p>0.001762479999711</text:p>
          </table:table-cell>
        </table:table-row>
        <table:table-row table:style-name="ro1">
          <table:table-cell office:value-type="float" office:value="4.74497711658478" calcext:value-type="float">
            <text:p>4.74497711658478</text:p>
          </table:table-cell>
          <table:table-cell office:value-type="float" office:value="0.517956733703613" calcext:value-type="float">
            <text:p>0.517956733703613</text:p>
          </table:table-cell>
          <table:table-cell office:value-type="float" office:value="0.879331683168317" calcext:value-type="float">
            <text:p>0.879331683168317</text:p>
          </table:table-cell>
          <table:table-cell office:value-type="float" office:value="0.934228174788432" calcext:value-type="float">
            <text:p>0.93422817478843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45" calcext:value-type="float">
            <text:p>45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29936305732484" calcext:value-type="float">
            <text:p>0.929936305732484</text:p>
          </table:table-cell>
          <table:table-cell office:value-type="float" office:value="0.87192118226601" calcext:value-type="float">
            <text:p>0.87192118226601</text:p>
          </table:table-cell>
          <table:table-cell office:value-type="float" office:value="0.934890304317056" calcext:value-type="float">
            <text:p>0.934890304317056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32767162066525" calcext:value-type="float">
            <text:p>0.93276716206652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33521923620934" calcext:value-type="float">
            <text:p>0.933521923620934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.934229137199434" calcext:value-type="float">
            <text:p>0.934229137199434</text:p>
          </table:table-cell>
          <table:table-cell office:value-type="float" office:value="0.865671641791045" calcext:value-type="float">
            <text:p>0.865671641791045</text:p>
          </table:table-cell>
          <table:table-cell office:value-type="float" office:value="0.934275618374558" calcext:value-type="float">
            <text:p>0.934275618374558</text:p>
          </table:table-cell>
          <table:table-cell office:value-type="float" office:value="0.860696517412935" calcext:value-type="float">
            <text:p>0.860696517412935</text:p>
          </table:table-cell>
          <table:table-cell office:value-type="float" office:value="0.937102473498233" calcext:value-type="float">
            <text:p>0.937102473498233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37102473498233" calcext:value-type="float">
            <text:p>0.937102473498233</text:p>
          </table:table-cell>
          <table:table-cell office:value-type="float" office:value="0.338617646176822" calcext:value-type="float">
            <text:p>0.338617646176822</text:p>
          </table:table-cell>
          <table:table-cell office:value-type="float" office:value="0.0600617904986342" calcext:value-type="float">
            <text:p>0.060061790498634</text:p>
          </table:table-cell>
          <table:table-cell office:value-type="float" office:value="0.0174475528646154" calcext:value-type="float">
            <text:p>0.017447552864615</text:p>
          </table:table-cell>
          <table:table-cell office:value-type="float" office:value="0.00217994674125523" calcext:value-type="float">
            <text:p>0.002179946741255</text:p>
          </table:table-cell>
        </table:table-row>
        <table:table-row table:style-name="ro1">
          <table:table-cell office:value-type="float" office:value="4.21649631857872" calcext:value-type="float">
            <text:p>4.21649631857872</text:p>
          </table:table-cell>
          <table:table-cell office:value-type="float" office:value="0.520304918289185" calcext:value-type="float">
            <text:p>0.520304918289185</text:p>
          </table:table-cell>
          <table:table-cell office:value-type="float" office:value="0.881806930693069" calcext:value-type="float">
            <text:p>0.881806930693069</text:p>
          </table:table-cell>
          <table:table-cell office:value-type="float" office:value="0.93440585318254" calcext:value-type="float">
            <text:p>0.93440585318254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29228591648974" calcext:value-type="float">
            <text:p>0.929228591648974</text:p>
          </table:table-cell>
          <table:table-cell office:value-type="float" office:value="0.876847290640394" calcext:value-type="float">
            <text:p>0.876847290640394</text:p>
          </table:table-cell>
          <table:table-cell office:value-type="float" office:value="0.937013446567587" calcext:value-type="float">
            <text:p>0.937013446567587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34182590233545" calcext:value-type="float">
            <text:p>0.934182590233545</text:p>
          </table:table-cell>
          <table:table-cell office:value-type="float" office:value="0.861386138613861" calcext:value-type="float">
            <text:p>0.861386138613861</text:p>
          </table:table-cell>
          <table:table-cell office:value-type="float" office:value="0.938472418670438" calcext:value-type="float">
            <text:p>0.938472418670438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0.934936350777935" calcext:value-type="float">
            <text:p>0.934936350777935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32155477031802" calcext:value-type="float">
            <text:p>0.932155477031802</text:p>
          </table:table-cell>
          <table:table-cell office:value-type="float" office:value="0.865671641791045" calcext:value-type="float">
            <text:p>0.865671641791045</text:p>
          </table:table-cell>
          <table:table-cell office:value-type="float" office:value="0.932155477031802" calcext:value-type="float">
            <text:p>0.932155477031802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37102473498233" calcext:value-type="float">
            <text:p>0.937102473498233</text:p>
          </table:table-cell>
          <table:table-cell office:value-type="float" office:value="0.30341727619859" calcext:value-type="float">
            <text:p>0.30341727619859</text:p>
          </table:table-cell>
          <table:table-cell office:value-type="float" office:value="0.0979927895307304" calcext:value-type="float">
            <text:p>0.09799278953073</text:p>
          </table:table-cell>
          <table:table-cell office:value-type="float" office:value="0.0193823260690383" calcext:value-type="float">
            <text:p>0.019382326069038</text:p>
          </table:table-cell>
          <table:table-cell office:value-type="float" office:value="0.00291272973183645" calcext:value-type="float">
            <text:p>0.002912729731836</text:p>
          </table:table-cell>
        </table:table-row>
        <table:table-row table:style-name="ro1">
          <table:table-cell office:value-type="float" office:value="4.18817192316055" calcext:value-type="float">
            <text:p>4.18817192316055</text:p>
          </table:table-cell>
          <table:table-cell office:value-type="float" office:value="0.497817993164063" calcext:value-type="float">
            <text:p>0.497817993164063</text:p>
          </table:table-cell>
          <table:table-cell office:value-type="float" office:value="0.886757425742574" calcext:value-type="float">
            <text:p>0.886757425742574</text:p>
          </table:table-cell>
          <table:table-cell office:value-type="float" office:value="0.935643227488267" calcext:value-type="float">
            <text:p>0.93564322748826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34890304317056" calcext:value-type="float">
            <text:p>0.934890304317056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39136588818118" calcext:value-type="float">
            <text:p>0.939136588818118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29936305732484" calcext:value-type="float">
            <text:p>0.929936305732484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37057991513437" calcext:value-type="float">
            <text:p>0.937057991513437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0.936350777934936" calcext:value-type="float">
            <text:p>0.936350777934936</text:p>
          </table:table-cell>
          <table:table-cell office:value-type="float" office:value="0.865671641791045" calcext:value-type="float">
            <text:p>0.865671641791045</text:p>
          </table:table-cell>
          <table:table-cell office:value-type="float" office:value="0.93356890459364" calcext:value-type="float">
            <text:p>0.93356890459364</text:p>
          </table:table-cell>
          <table:table-cell office:value-type="float" office:value="0.860696517412935" calcext:value-type="float">
            <text:p>0.860696517412935</text:p>
          </table:table-cell>
          <table:table-cell office:value-type="float" office:value="0.937102473498233" calcext:value-type="float">
            <text:p>0.937102473498233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37102473498233" calcext:value-type="float">
            <text:p>0.937102473498233</text:p>
          </table:table-cell>
          <table:table-cell office:value-type="float" office:value="0.498661723174325" calcext:value-type="float">
            <text:p>0.498661723174325</text:p>
          </table:table-cell>
          <table:table-cell office:value-type="float" office:value="0.118301892574327" calcext:value-type="float">
            <text:p>0.118301892574327</text:p>
          </table:table-cell>
          <table:table-cell office:value-type="float" office:value="0.0213520046701389" calcext:value-type="float">
            <text:p>0.021352004670139</text:p>
          </table:table-cell>
          <table:table-cell office:value-type="float" office:value="0.00265525942228689" calcext:value-type="float">
            <text:p>0.002655259422287</text:p>
          </table:table-cell>
        </table:table-row>
        <table:table-row table:style-name="ro1">
          <table:table-cell office:value-type="float" office:value="4.18556773662567" calcext:value-type="float">
            <text:p>4.18556773662567</text:p>
          </table:table-cell>
          <table:table-cell office:value-type="float" office:value="0.507895141839981" calcext:value-type="float">
            <text:p>0.507895141839981</text:p>
          </table:table-cell>
          <table:table-cell office:value-type="float" office:value="0.88799504950495" calcext:value-type="float">
            <text:p>0.88799504950495</text:p>
          </table:table-cell>
          <table:table-cell office:value-type="float" office:value="0.936261976983186" calcext:value-type="float">
            <text:p>0.93626197698318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40" calcext:value-type="float">
            <text:p>40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31351733899505" calcext:value-type="float">
            <text:p>0.931351733899505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39844302901628" calcext:value-type="float">
            <text:p>0.939844302901628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33474876150035" calcext:value-type="float">
            <text:p>0.933474876150035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37057991513437" calcext:value-type="float">
            <text:p>0.937057991513437</text:p>
          </table:table-cell>
          <table:table-cell office:value-type="float" office:value="0.876237623762376" calcext:value-type="float">
            <text:p>0.876237623762376</text:p>
          </table:table-cell>
          <table:table-cell office:value-type="float" office:value="0.939179632248939" calcext:value-type="float">
            <text:p>0.939179632248939</text:p>
          </table:table-cell>
          <table:table-cell office:value-type="float" office:value="0.865671641791045" calcext:value-type="float">
            <text:p>0.865671641791045</text:p>
          </table:table-cell>
          <table:table-cell office:value-type="float" office:value="0.934275618374558" calcext:value-type="float">
            <text:p>0.934275618374558</text:p>
          </table:table-cell>
          <table:table-cell office:value-type="float" office:value="0.875621890547264" calcext:value-type="float">
            <text:p>0.875621890547264</text:p>
          </table:table-cell>
          <table:table-cell office:value-type="float" office:value="0.938515901060071" calcext:value-type="float">
            <text:p>0.938515901060071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36395759717314" calcext:value-type="float">
            <text:p>0.936395759717314</text:p>
          </table:table-cell>
          <table:table-cell office:value-type="float" office:value="0.489318413946093" calcext:value-type="float">
            <text:p>0.489318413946093</text:p>
          </table:table-cell>
          <table:table-cell office:value-type="float" office:value="0.0786875531512637" calcext:value-type="float">
            <text:p>0.078687553151264</text:p>
          </table:table-cell>
          <table:table-cell office:value-type="float" office:value="0.0190075092387666" calcext:value-type="float">
            <text:p>0.019007509238767</text:p>
          </table:table-cell>
          <table:table-cell office:value-type="float" office:value="0.0028040488728234" calcext:value-type="float">
            <text:p>0.002804048872823</text:p>
          </table:table-cell>
        </table:table-row>
        <table:table-row table:style-name="ro1">
          <table:table-cell office:value-type="float" office:value="4.19870468974113" calcext:value-type="float">
            <text:p>4.19870468974113</text:p>
          </table:table-cell>
          <table:table-cell office:value-type="float" office:value="0.504436641931534" calcext:value-type="float">
            <text:p>0.504436641931534</text:p>
          </table:table-cell>
          <table:table-cell office:value-type="float" office:value="0.883663366336634" calcext:value-type="float">
            <text:p>0.883663366336634</text:p>
          </table:table-cell>
          <table:table-cell office:value-type="float" office:value="0.937410949503172" calcext:value-type="float">
            <text:p>0.93741094950317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43" calcext:value-type="float">
            <text:p>43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30644019815994" calcext:value-type="float">
            <text:p>0.930644019815994</text:p>
          </table:table-cell>
          <table:table-cell office:value-type="float" office:value="0.876847290640394" calcext:value-type="float">
            <text:p>0.876847290640394</text:p>
          </table:table-cell>
          <table:table-cell office:value-type="float" office:value="0.941259731068648" calcext:value-type="float">
            <text:p>0.94125973106864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35598018400566" calcext:value-type="float">
            <text:p>0.935598018400566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38472418670438" calcext:value-type="float">
            <text:p>0.938472418670438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0.938472418670438" calcext:value-type="float">
            <text:p>0.938472418670438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37809187279152" calcext:value-type="float">
            <text:p>0.937809187279152</text:p>
          </table:table-cell>
          <table:table-cell office:value-type="float" office:value="0.855721393034826" calcext:value-type="float">
            <text:p>0.855721393034826</text:p>
          </table:table-cell>
          <table:table-cell office:value-type="float" office:value="0.937809187279152" calcext:value-type="float">
            <text:p>0.937809187279152</text:p>
          </table:table-cell>
          <table:table-cell office:value-type="float" office:value="0.875621890547264" calcext:value-type="float">
            <text:p>0.875621890547264</text:p>
          </table:table-cell>
          <table:table-cell office:value-type="float" office:value="0.939222614840989" calcext:value-type="float">
            <text:p>0.939222614840989</text:p>
          </table:table-cell>
          <table:table-cell office:value-type="float" office:value="0.416098297163425" calcext:value-type="float">
            <text:p>0.416098297163425</text:p>
          </table:table-cell>
          <table:table-cell office:value-type="float" office:value="0.0693208913145542" calcext:value-type="float">
            <text:p>0.069320891314554</text:p>
          </table:table-cell>
          <table:table-cell office:value-type="float" office:value="0.0199973721604144" calcext:value-type="float">
            <text:p>0.019997372160414</text:p>
          </table:table-cell>
          <table:table-cell office:value-type="float" office:value="0.00295262441836814" calcext:value-type="float">
            <text:p>0.002952624418368</text:p>
          </table:table-cell>
        </table:table-row>
        <table:table-row table:style-name="ro1">
          <table:table-cell office:value-type="float" office:value="3.97445857524872" calcext:value-type="float">
            <text:p>3.97445857524872</text:p>
          </table:table-cell>
          <table:table-cell office:value-type="float" office:value="0.530916661024094" calcext:value-type="float">
            <text:p>0.530916661024094</text:p>
          </table:table-cell>
          <table:table-cell office:value-type="float" office:value="0.890470297029703" calcext:value-type="float">
            <text:p>0.890470297029703</text:p>
          </table:table-cell>
          <table:table-cell office:value-type="float" office:value="0.939444314286613" calcext:value-type="float">
            <text:p>0.9394443142866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37" calcext:value-type="float">
            <text:p>37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31351733899505" calcext:value-type="float">
            <text:p>0.931351733899505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4550601556971" calcext:value-type="float">
            <text:p>0.94550601556971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37013446567587" calcext:value-type="float">
            <text:p>0.937013446567587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41301272984441" calcext:value-type="float">
            <text:p>0.941301272984441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860696517412935" calcext:value-type="float">
            <text:p>0.860696517412935</text:p>
          </table:table-cell>
          <table:table-cell office:value-type="float" office:value="0.938515901060071" calcext:value-type="float">
            <text:p>0.938515901060071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41342756183746" calcext:value-type="float">
            <text:p>0.941342756183746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39929328621908" calcext:value-type="float">
            <text:p>0.939929328621908</text:p>
          </table:table-cell>
          <table:table-cell office:value-type="float" office:value="0.282286026080245" calcext:value-type="float">
            <text:p>0.282286026080245</text:p>
          </table:table-cell>
          <table:table-cell office:value-type="float" office:value="0.078256264289294" calcext:value-type="float">
            <text:p>0.078256264289294</text:p>
          </table:table-cell>
          <table:table-cell office:value-type="float" office:value="0.0209422049387177" calcext:value-type="float">
            <text:p>0.020942204938718</text:p>
          </table:table-cell>
          <table:table-cell office:value-type="float" office:value="0.00383429717714048" calcext:value-type="float">
            <text:p>0.00383429717714</text:p>
          </table:table-cell>
        </table:table-row>
        <table:table-row table:style-name="ro1">
          <table:table-cell office:value-type="float" office:value="4.7610941529274" calcext:value-type="float">
            <text:p>4.7610941529274</text:p>
          </table:table-cell>
          <table:table-cell office:value-type="float" office:value="0.554620534181595" calcext:value-type="float">
            <text:p>0.554620534181595</text:p>
          </table:table-cell>
          <table:table-cell office:value-type="float" office:value="0.889232673267327" calcext:value-type="float">
            <text:p>0.889232673267327</text:p>
          </table:table-cell>
          <table:table-cell office:value-type="float" office:value="0.941211911440552" calcext:value-type="float">
            <text:p>0.94121191144055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38" calcext:value-type="float">
            <text:p>38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39136588818118" calcext:value-type="float">
            <text:p>0.939136588818118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41967445152159" calcext:value-type="float">
            <text:p>0.941967445152159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37013446567587" calcext:value-type="float">
            <text:p>0.937013446567587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871287128712871" calcext:value-type="float">
            <text:p>0.871287128712871</text:p>
          </table:table-cell>
          <table:table-cell office:value-type="float" office:value="0.937057991513437" calcext:value-type="float">
            <text:p>0.937057991513437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41342756183746" calcext:value-type="float">
            <text:p>0.941342756183746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4416961130742" calcext:value-type="float">
            <text:p>0.94416961130742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43462897526502" calcext:value-type="float">
            <text:p>0.943462897526502</text:p>
          </table:table-cell>
          <table:table-cell office:value-type="float" office:value="0.532444803731868" calcext:value-type="float">
            <text:p>0.532444803731868</text:p>
          </table:table-cell>
          <table:table-cell office:value-type="float" office:value="0.0462561712109907" calcext:value-type="float">
            <text:p>0.046256171210991</text:p>
          </table:table-cell>
          <table:table-cell office:value-type="float" office:value="0.0173799839664123" calcext:value-type="float">
            <text:p>0.017379983966412</text:p>
          </table:table-cell>
          <table:table-cell office:value-type="float" office:value="0.00300756953223673" calcext:value-type="float">
            <text:p>0.003007569532237</text:p>
          </table:table-cell>
        </table:table-row>
        <table:table-row table:style-name="ro1">
          <table:table-cell office:value-type="float" office:value="4.64852434396744" calcext:value-type="float">
            <text:p>4.64852434396744</text:p>
          </table:table-cell>
          <table:table-cell office:value-type="float" office:value="0.566074132919312" calcext:value-type="float">
            <text:p>0.566074132919312</text:p>
          </table:table-cell>
          <table:table-cell office:value-type="float" office:value="0.88799504950495" calcext:value-type="float">
            <text:p>0.88799504950495</text:p>
          </table:table-cell>
          <table:table-cell office:value-type="float" office:value="0.943334427971392" calcext:value-type="float">
            <text:p>0.94333442797139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44090587402689" calcext:value-type="float">
            <text:p>0.944090587402689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40552016985138" calcext:value-type="float">
            <text:p>0.940552016985138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42675159235669" calcext:value-type="float">
            <text:p>0.942675159235669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44837340876945" calcext:value-type="float">
            <text:p>0.944837340876945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46251768033946" calcext:value-type="float">
            <text:p>0.946251768033946</text:p>
          </table:table-cell>
          <table:table-cell office:value-type="float" office:value="0.865671641791045" calcext:value-type="float">
            <text:p>0.865671641791045</text:p>
          </table:table-cell>
          <table:table-cell office:value-type="float" office:value="0.941342756183746" calcext:value-type="float">
            <text:p>0.941342756183746</text:p>
          </table:table-cell>
          <table:table-cell office:value-type="float" office:value="0.860696517412935" calcext:value-type="float">
            <text:p>0.860696517412935</text:p>
          </table:table-cell>
          <table:table-cell office:value-type="float" office:value="0.943462897526502" calcext:value-type="float">
            <text:p>0.943462897526502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43462897526502" calcext:value-type="float">
            <text:p>0.943462897526502</text:p>
          </table:table-cell>
          <table:table-cell office:value-type="float" office:value="0.536305260540609" calcext:value-type="float">
            <text:p>0.536305260540609</text:p>
          </table:table-cell>
          <table:table-cell office:value-type="float" office:value="0.091743071465946" calcext:value-type="float">
            <text:p>0.091743071465946</text:p>
          </table:table-cell>
          <table:table-cell office:value-type="float" office:value="0.018335156923761" calcext:value-type="float">
            <text:p>0.018335156923761</text:p>
          </table:table-cell>
          <table:table-cell office:value-type="float" office:value="0.00171455565865536" calcext:value-type="float">
            <text:p>0.001714555658655</text:p>
          </table:table-cell>
        </table:table-row>
        <table:table-row table:style-name="ro1">
          <table:table-cell office:value-type="float" office:value="4.52497506141663" calcext:value-type="float">
            <text:p>4.52497506141663</text:p>
          </table:table-cell>
          <table:table-cell office:value-type="float" office:value="0.460329085588455" calcext:value-type="float">
            <text:p>0.460329085588455</text:p>
          </table:table-cell>
          <table:table-cell office:value-type="float" office:value="0.893564356435644" calcext:value-type="float">
            <text:p>0.893564356435644</text:p>
          </table:table-cell>
          <table:table-cell office:value-type="float" office:value="0.945101962473776" calcext:value-type="float">
            <text:p>0.94510196247377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34" calcext:value-type="float">
            <text:p>34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39844302901628" calcext:value-type="float">
            <text:p>0.939844302901628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47629157820241" calcext:value-type="float">
            <text:p>0.947629157820241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42675159235669" calcext:value-type="float">
            <text:p>0.942675159235669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49080622347949" calcext:value-type="float">
            <text:p>0.949080622347949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44837340876945" calcext:value-type="float">
            <text:p>0.944837340876945</text:p>
          </table:table-cell>
          <table:table-cell office:value-type="float" office:value="0.875621890547264" calcext:value-type="float">
            <text:p>0.875621890547264</text:p>
          </table:table-cell>
          <table:table-cell office:value-type="float" office:value="0.942756183745583" calcext:value-type="float">
            <text:p>0.942756183745583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44876325088339" calcext:value-type="float">
            <text:p>0.944876325088339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49116607773851" calcext:value-type="float">
            <text:p>0.949116607773851</text:p>
          </table:table-cell>
          <table:table-cell office:value-type="float" office:value="0.540649151107665" calcext:value-type="float">
            <text:p>0.540649151107665</text:p>
          </table:table-cell>
          <table:table-cell office:value-type="float" office:value="0.0356627769995016" calcext:value-type="float">
            <text:p>0.035662776999502</text:p>
          </table:table-cell>
          <table:table-cell office:value-type="float" office:value="0.0161428171776853" calcext:value-type="float">
            <text:p>0.016142817177685</text:p>
          </table:table-cell>
          <table:table-cell office:value-type="float" office:value="0.00311227007971903" calcext:value-type="float">
            <text:p>0.003112270079719</text:p>
          </table:table-cell>
        </table:table-row>
        <table:table-row table:style-name="ro1">
          <table:table-cell office:value-type="float" office:value="4.97839644551277" calcext:value-type="float">
            <text:p>4.97839644551277</text:p>
          </table:table-cell>
          <table:table-cell office:value-type="float" office:value="0.490881234407425" calcext:value-type="float">
            <text:p>0.490881234407425</text:p>
          </table:table-cell>
          <table:table-cell office:value-type="float" office:value="0.895420792079208" calcext:value-type="float">
            <text:p>0.895420792079208</text:p>
          </table:table-cell>
          <table:table-cell office:value-type="float" office:value="0.946605417401494" calcext:value-type="float">
            <text:p>0.946605417401494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33" calcext:value-type="float">
            <text:p>33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42675159235669" calcext:value-type="float">
            <text:p>0.94267515923566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4692144373673" calcext:value-type="float">
            <text:p>0.94692144373673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49080622347949" calcext:value-type="float">
            <text:p>0.949080622347949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42715700141443" calcext:value-type="float">
            <text:p>0.942715700141443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48409893992933" calcext:value-type="float">
            <text:p>0.948409893992933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4416961130742" calcext:value-type="float">
            <text:p>0.94416961130742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47703180212014" calcext:value-type="float">
            <text:p>0.947703180212014</text:p>
          </table:table-cell>
          <table:table-cell office:value-type="float" office:value="0.305124720016438" calcext:value-type="float">
            <text:p>0.305124720016438</text:p>
          </table:table-cell>
          <table:table-cell office:value-type="float" office:value="0.0606642090346432" calcext:value-type="float">
            <text:p>0.060664209034643</text:p>
          </table:table-cell>
          <table:table-cell office:value-type="float" office:value="0.0176238229087205" calcext:value-type="float">
            <text:p>0.017623822908721</text:p>
          </table:table-cell>
          <table:table-cell office:value-type="float" office:value="0.00291574159170602" calcext:value-type="float">
            <text:p>0.002915741591706</text:p>
          </table:table-cell>
        </table:table-row>
        <table:table-row table:style-name="ro1">
          <table:table-cell office:value-type="float" office:value="4.21007457375526" calcext:value-type="float">
            <text:p>4.21007457375526</text:p>
          </table:table-cell>
          <table:table-cell office:value-type="float" office:value="0.487894803285599" calcext:value-type="float">
            <text:p>0.487894803285599</text:p>
          </table:table-cell>
          <table:table-cell office:value-type="float" office:value="0.891707920792079" calcext:value-type="float">
            <text:p>0.891707920792079</text:p>
          </table:table-cell>
          <table:table-cell office:value-type="float" office:value="0.948108371912631" calcext:value-type="float">
            <text:p>0.94810837191263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36" calcext:value-type="float">
            <text:p>36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48336871903751" calcext:value-type="float">
            <text:p>0.948336871903751</text:p>
          </table:table-cell>
          <table:table-cell office:value-type="float" office:value="0.87192118226601" calcext:value-type="float">
            <text:p>0.87192118226601</text:p>
          </table:table-cell>
          <table:table-cell office:value-type="float" office:value="0.947629157820241" calcext:value-type="float">
            <text:p>0.947629157820241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48373408769448" calcext:value-type="float">
            <text:p>0.948373408769448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46289752650177" calcext:value-type="float">
            <text:p>0.946289752650177</text:p>
          </table:table-cell>
          <table:table-cell office:value-type="float" office:value="0.875621890547264" calcext:value-type="float">
            <text:p>0.875621890547264</text:p>
          </table:table-cell>
          <table:table-cell office:value-type="float" office:value="0.947703180212014" calcext:value-type="float">
            <text:p>0.947703180212014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252088909742798" calcext:value-type="float">
            <text:p>0.252088909742798</text:p>
          </table:table-cell>
          <table:table-cell office:value-type="float" office:value="0.052037202478223" calcext:value-type="float">
            <text:p>0.052037202478223</text:p>
          </table:table-cell>
          <table:table-cell office:value-type="float" office:value="0.0167448806367556" calcext:value-type="float">
            <text:p>0.016744880636756</text:p>
          </table:table-cell>
          <table:table-cell office:value-type="float" office:value="0.00165043532836188" calcext:value-type="float">
            <text:p>0.001650435328362</text:p>
          </table:table-cell>
        </table:table-row>
        <table:table-row table:style-name="ro1">
          <table:table-cell office:value-type="float" office:value="4.33012095093727" calcext:value-type="float">
            <text:p>4.33012095093727</text:p>
          </table:table-cell>
          <table:table-cell office:value-type="float" office:value="0.562211394309998" calcext:value-type="float">
            <text:p>0.562211394309998</text:p>
          </table:table-cell>
          <table:table-cell office:value-type="float" office:value="0.898514851485149" calcext:value-type="float">
            <text:p>0.898514851485149</text:p>
          </table:table-cell>
          <table:table-cell office:value-type="float" office:value="0.948374201928403" calcext:value-type="float">
            <text:p>0.94837420192840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27" calcext:value-type="float">
            <text:p>27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49752300070771" calcext:value-type="float">
            <text:p>0.949752300070771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4550601556971" calcext:value-type="float">
            <text:p>0.94550601556971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54738330975955" calcext:value-type="float">
            <text:p>0.954738330975955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48409893992933" calcext:value-type="float">
            <text:p>0.948409893992933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45583038869258" calcext:value-type="float">
            <text:p>0.945583038869258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44876325088339" calcext:value-type="float">
            <text:p>0.944876325088339</text:p>
          </table:table-cell>
          <table:table-cell office:value-type="float" office:value="0.236168263289351" calcext:value-type="float">
            <text:p>0.236168263289351</text:p>
          </table:table-cell>
          <table:table-cell office:value-type="float" office:value="0.0459112551045109" calcext:value-type="float">
            <text:p>0.045911255104511</text:p>
          </table:table-cell>
          <table:table-cell office:value-type="float" office:value="0.0157247560939864" calcext:value-type="float">
            <text:p>0.015724756093986</text:p>
          </table:table-cell>
          <table:table-cell office:value-type="float" office:value="0.00347089678887618" calcext:value-type="float">
            <text:p>0.003470896788876</text:p>
          </table:table-cell>
        </table:table-row>
        <table:table-row table:style-name="ro1">
          <table:table-cell office:value-type="float" office:value="4.126654535532" calcext:value-type="float">
            <text:p>4.126654535532</text:p>
          </table:table-cell>
          <table:table-cell office:value-type="float" office:value="0.48860889673233" calcext:value-type="float">
            <text:p>0.48860889673233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49434022524133" calcext:value-type="float">
            <text:p>0.94943402252413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447983014862" calcext:value-type="float">
            <text:p>0.9447983014862</text:p>
          </table:table-cell>
          <table:table-cell office:value-type="float" office:value="0.876847290640394" calcext:value-type="float">
            <text:p>0.876847290640394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54031117397454" calcext:value-type="float">
            <text:p>0.954031117397454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46251768033946" calcext:value-type="float">
            <text:p>0.946251768033946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51236749116608" calcext:value-type="float">
            <text:p>0.95123674911660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47703180212014" calcext:value-type="float">
            <text:p>0.947703180212014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4982332155477" calcext:value-type="float">
            <text:p>0.94982332155477</text:p>
          </table:table-cell>
          <table:table-cell office:value-type="float" office:value="0.236232786434317" calcext:value-type="float">
            <text:p>0.236232786434317</text:p>
          </table:table-cell>
          <table:table-cell office:value-type="float" office:value="0.0540188992623" calcext:value-type="float">
            <text:p>0.0540188992623</text:p>
          </table:table-cell>
          <table:table-cell office:value-type="float" office:value="0.0157694371877191" calcext:value-type="float">
            <text:p>0.015769437187719</text:p>
          </table:table-cell>
          <table:table-cell office:value-type="float" office:value="0.00281081662499458" calcext:value-type="float">
            <text:p>0.002810816624995</text:p>
          </table:table-cell>
        </table:table-row>
        <table:table-row table:style-name="ro1">
          <table:table-cell office:value-type="float" office:value="4.2209210395813" calcext:value-type="float">
            <text:p>4.2209210395813</text:p>
          </table:table-cell>
          <table:table-cell office:value-type="float" office:value="0.495309203863144" calcext:value-type="float">
            <text:p>0.495309203863144</text:p>
          </table:table-cell>
          <table:table-cell office:value-type="float" office:value="0.888613861386139" calcext:value-type="float">
            <text:p>0.888613861386139</text:p>
          </table:table-cell>
          <table:table-cell office:value-type="float" office:value="0.948903862415906" calcext:value-type="float">
            <text:p>0.94890386241590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100" calcext:value-type="float">
            <text:p>2100</text:p>
          </table:table-cell>
          <table:table-cell office:value-type="float" office:value="39" calcext:value-type="float">
            <text:p>39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447983014862" calcext:value-type="float">
            <text:p>0.9447983014862</text:p>
          </table:table-cell>
          <table:table-cell office:value-type="float" office:value="0.87192118226601" calcext:value-type="float">
            <text:p>0.87192118226601</text:p>
          </table:table-cell>
          <table:table-cell office:value-type="float" office:value="0.951167728237792" calcext:value-type="float">
            <text:p>0.951167728237792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1875442321302" calcext:value-type="float">
            <text:p>0.951875442321302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49116607773851" calcext:value-type="float">
            <text:p>0.949116607773851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47703180212014" calcext:value-type="float">
            <text:p>0.947703180212014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473534889811535" calcext:value-type="float">
            <text:p>0.473534889811535</text:p>
          </table:table-cell>
          <table:table-cell office:value-type="float" office:value="0.0627774246517143" calcext:value-type="float">
            <text:p>0.062777424651714</text:p>
          </table:table-cell>
          <table:table-cell office:value-type="float" office:value="0.0166422610113048" calcext:value-type="float">
            <text:p>0.016642261011305</text:p>
          </table:table-cell>
          <table:table-cell office:value-type="float" office:value="0.0024687843459345" calcext:value-type="float">
            <text:p>0.002468784345935</text:p>
          </table:table-cell>
        </table:table-row>
        <table:table-row table:style-name="ro1">
          <table:table-cell office:value-type="float" office:value="4.23445618152618" calcext:value-type="float">
            <text:p>4.23445618152618</text:p>
          </table:table-cell>
          <table:table-cell office:value-type="float" office:value="0.503170311450958" calcext:value-type="float">
            <text:p>0.503170311450958</text:p>
          </table:table-cell>
          <table:table-cell office:value-type="float" office:value="0.896658415841584" calcext:value-type="float">
            <text:p>0.896658415841584</text:p>
          </table:table-cell>
          <table:table-cell office:value-type="float" office:value="0.949700103057696" calcext:value-type="float">
            <text:p>0.94970010305769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32" calcext:value-type="float">
            <text:p>32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0460014154282" calcext:value-type="float">
            <text:p>0.950460014154282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4621372965322" calcext:value-type="float">
            <text:p>0.94621372965322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53323903818953" calcext:value-type="float">
            <text:p>0.953323903818953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46251768033946" calcext:value-type="float">
            <text:p>0.946251768033946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45583038869258" calcext:value-type="float">
            <text:p>0.945583038869258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46996466431095" calcext:value-type="float">
            <text:p>0.946996466431095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293444391524972" calcext:value-type="float">
            <text:p>0.293444391524972</text:p>
          </table:table-cell>
          <table:table-cell office:value-type="float" office:value="0.0825203326833463" calcext:value-type="float">
            <text:p>0.082520332683346</text:p>
          </table:table-cell>
          <table:table-cell office:value-type="float" office:value="0.013675828960958" calcext:value-type="float">
            <text:p>0.013675828960958</text:p>
          </table:table-cell>
          <table:table-cell office:value-type="float" office:value="0.00374091007421089" calcext:value-type="float">
            <text:p>0.003740910074211</text:p>
          </table:table-cell>
        </table:table-row>
        <table:table-row table:style-name="ro1">
          <table:table-cell office:value-type="float" office:value="4.59310266375542" calcext:value-type="float">
            <text:p>4.59310266375542</text:p>
          </table:table-cell>
          <table:table-cell office:value-type="float" office:value="0.551715046167374" calcext:value-type="float">
            <text:p>0.551715046167374</text:p>
          </table:table-cell>
          <table:table-cell office:value-type="float" office:value="0.897277227722772" calcext:value-type="float">
            <text:p>0.897277227722772</text:p>
          </table:table-cell>
          <table:table-cell office:value-type="float" office:value="0.950318414876016" calcext:value-type="float">
            <text:p>0.95031841487601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300" calcext:value-type="float">
            <text:p>2300</text:p>
          </table:table-cell>
          <table:table-cell office:value-type="float" office:value="30" calcext:value-type="float">
            <text:p>30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47629157820241" calcext:value-type="float">
            <text:p>0.947629157820241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49752300070771" calcext:value-type="float">
            <text:p>0.949752300070771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3290870488323" calcext:value-type="float">
            <text:p>0.953290870488323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47666195190948" calcext:value-type="float">
            <text:p>0.947666195190948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44876325088339" calcext:value-type="float">
            <text:p>0.944876325088339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50530035335689" calcext:value-type="float">
            <text:p>0.950530035335689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267092107359895" calcext:value-type="float">
            <text:p>0.267092107359895</text:p>
          </table:table-cell>
          <table:table-cell office:value-type="float" office:value="0.0837379223489564" calcext:value-type="float">
            <text:p>0.083737922348956</text:p>
          </table:table-cell>
          <table:table-cell office:value-type="float" office:value="0.0176526587848104" calcext:value-type="float">
            <text:p>0.01765265878481</text:p>
          </table:table-cell>
          <table:table-cell office:value-type="float" office:value="0.00332797363638854" calcext:value-type="float">
            <text:p>0.003327973636389</text:p>
          </table:table-cell>
        </table:table-row>
        <table:table-row table:style-name="ro1">
          <table:table-cell office:value-type="float" office:value="5.31904616951942" calcext:value-type="float">
            <text:p>5.31904616951942</text:p>
          </table:table-cell>
          <table:table-cell office:value-type="float" office:value="0.570667207241058" calcext:value-type="float">
            <text:p>0.570667207241058</text:p>
          </table:table-cell>
          <table:table-cell office:value-type="float" office:value="0.897277227722772" calcext:value-type="float">
            <text:p>0.897277227722772</text:p>
          </table:table-cell>
          <table:table-cell office:value-type="float" office:value="0.952528833483444" calcext:value-type="float">
            <text:p>0.952528833483444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400" calcext:value-type="float">
            <text:p>2400</text:p>
          </table:table-cell>
          <table:table-cell office:value-type="float" office:value="30" calcext:value-type="float">
            <text:p>30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891625615763547" calcext:value-type="float">
            <text:p>0.891625615763547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51875442321302" calcext:value-type="float">
            <text:p>0.951875442321302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53323903818953" calcext:value-type="float">
            <text:p>0.953323903818953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49116607773851" calcext:value-type="float">
            <text:p>0.949116607773851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51943462897526" calcext:value-type="float">
            <text:p>0.951943462897526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0.601856908583773" calcext:value-type="float">
            <text:p>0.601856908583773</text:p>
          </table:table-cell>
          <table:table-cell office:value-type="float" office:value="0.0855200261254358" calcext:value-type="float">
            <text:p>0.085520026125436</text:p>
          </table:table-cell>
          <table:table-cell office:value-type="float" office:value="0.0195597993119138" calcext:value-type="float">
            <text:p>0.019559799311914</text:p>
          </table:table-cell>
          <table:table-cell office:value-type="float" office:value="0.00218045217770604" calcext:value-type="float">
            <text:p>0.002180452177706</text:p>
          </table:table-cell>
        </table:table-row>
        <table:table-row table:style-name="ro1">
          <table:table-cell office:value-type="float" office:value="5.65693908929825" calcext:value-type="float">
            <text:p>5.65693908929825</text:p>
          </table:table-cell>
          <table:table-cell office:value-type="float" office:value="0.578983068466187" calcext:value-type="float">
            <text:p>0.578983068466187</text:p>
          </table:table-cell>
          <table:table-cell office:value-type="float" office:value="0.89789603960396" calcext:value-type="float">
            <text:p>0.89789603960396</text:p>
          </table:table-cell>
          <table:table-cell office:value-type="float" office:value="0.954119689275313" calcext:value-type="float">
            <text:p>0.95411968927531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29" calcext:value-type="float">
            <text:p>29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53323903818953" calcext:value-type="float">
            <text:p>0.953323903818953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53356890459364" calcext:value-type="float">
            <text:p>0.953356890459364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2650176678445" calcext:value-type="float">
            <text:p>0.952650176678445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0.399609630577919" calcext:value-type="float">
            <text:p>0.399609630577919</text:p>
          </table:table-cell>
          <table:table-cell office:value-type="float" office:value="0.0427220482230214" calcext:value-type="float">
            <text:p>0.042722048223021</text:p>
          </table:table-cell>
          <table:table-cell office:value-type="float" office:value="0.0146376251479474" calcext:value-type="float">
            <text:p>0.014637625147948</text:p>
          </table:table-cell>
          <table:table-cell office:value-type="float" office:value="0.00184822883202573" calcext:value-type="float">
            <text:p>0.001848228832026</text:p>
          </table:table-cell>
        </table:table-row>
        <table:table-row table:style-name="ro1">
          <table:table-cell office:value-type="float" office:value="5.31532874703407" calcext:value-type="float">
            <text:p>5.31532874703407</text:p>
          </table:table-cell>
          <table:table-cell office:value-type="float" office:value="0.554198533296585" calcext:value-type="float">
            <text:p>0.554198533296585</text:p>
          </table:table-cell>
          <table:table-cell office:value-type="float" office:value="0.892945544554455" calcext:value-type="float">
            <text:p>0.892945544554455</text:p>
          </table:table-cell>
          <table:table-cell office:value-type="float" office:value="0.95553411722817" calcext:value-type="float">
            <text:p>0.9555341172281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600" calcext:value-type="float">
            <text:p>2600</text:p>
          </table:table-cell>
          <table:table-cell office:value-type="float" office:value="35" calcext:value-type="float">
            <text:p>35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2583156404812" calcext:value-type="float">
            <text:p>0.952583156404812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56859971711457" calcext:value-type="float">
            <text:p>0.956859971711457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52616690240453" calcext:value-type="float">
            <text:p>0.952616690240453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54770318021201" calcext:value-type="float">
            <text:p>0.954770318021201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954063604240283" calcext:value-type="float">
            <text:p>0.954063604240283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596704309092014" calcext:value-type="float">
            <text:p>0.596704309092014</text:p>
          </table:table-cell>
          <table:table-cell office:value-type="float" office:value="0.0417717865361911" calcext:value-type="float">
            <text:p>0.041771786536191</text:p>
          </table:table-cell>
          <table:table-cell office:value-type="float" office:value="0.0182275991641109" calcext:value-type="float">
            <text:p>0.018227599164111</text:p>
          </table:table-cell>
          <table:table-cell office:value-type="float" office:value="0.00341752846433763" calcext:value-type="float">
            <text:p>0.003417528464338</text:p>
          </table:table-cell>
        </table:table-row>
        <table:table-row table:style-name="ro1">
          <table:table-cell office:value-type="float" office:value="5.12588229775429" calcext:value-type="float">
            <text:p>5.12588229775429</text:p>
          </table:table-cell>
          <table:table-cell office:value-type="float" office:value="0.564642935991287" calcext:value-type="float">
            <text:p>0.564642935991287</text:p>
          </table:table-cell>
          <table:table-cell office:value-type="float" office:value="0.900371287128713" calcext:value-type="float">
            <text:p>0.900371287128713</text:p>
          </table:table-cell>
          <table:table-cell office:value-type="float" office:value="0.957213249767956" calcext:value-type="float">
            <text:p>0.957213249767956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700" calcext:value-type="float">
            <text:p>2700</text:p>
          </table:table-cell>
          <table:table-cell office:value-type="float" office:value="22" calcext:value-type="float">
            <text:p>22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6829440905874" calcext:value-type="float">
            <text:p>0.956829440905874</text:p>
          </table:table-cell>
          <table:table-cell office:value-type="float" office:value="0.876847290640394" calcext:value-type="float">
            <text:p>0.876847290640394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3998584571833" calcext:value-type="float">
            <text:p>0.953998584571833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947781617742921" calcext:value-type="float">
            <text:p>0.947781617742921</text:p>
          </table:table-cell>
          <table:table-cell office:value-type="float" office:value="0.125753527108211" calcext:value-type="float">
            <text:p>0.125753527108211</text:p>
          </table:table-cell>
          <table:table-cell office:value-type="float" office:value="0.0179111557416391" calcext:value-type="float">
            <text:p>0.017911155741639</text:p>
          </table:table-cell>
          <table:table-cell office:value-type="float" office:value="0.00191174982807866" calcext:value-type="float">
            <text:p>0.001911749828079</text:p>
          </table:table-cell>
        </table:table-row>
        <table:table-row table:style-name="ro1">
          <table:table-cell office:value-type="float" office:value="4.92277723550797" calcext:value-type="float">
            <text:p>4.92277723550797</text:p>
          </table:table-cell>
          <table:table-cell office:value-type="float" office:value="0.508978098630905" calcext:value-type="float">
            <text:p>0.508978098630905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5730171429368" calcext:value-type="float">
            <text:p>0.9573017142936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800" calcext:value-type="float">
            <text:p>2800</text:p>
          </table:table-cell>
          <table:table-cell office:value-type="float" office:value="16" calcext:value-type="float">
            <text:p>16</text:p>
          </table:table-cell>
          <table:table-cell office:value-type="float" office:value="0.916256157635468" calcext:value-type="float">
            <text:p>0.916256157635468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58244869072894" calcext:value-type="float">
            <text:p>0.958244869072894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6121726822364" calcext:value-type="float">
            <text:p>0.956121726822364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58274398868458" calcext:value-type="float">
            <text:p>0.958274398868458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53323903818953" calcext:value-type="float">
            <text:p>0.953323903818953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4770318021201" calcext:value-type="float">
            <text:p>0.954770318021201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57597173144876" calcext:value-type="float">
            <text:p>0.957597173144876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792663835503944" calcext:value-type="float">
            <text:p>0.792663835503944</text:p>
          </table:table-cell>
          <table:table-cell office:value-type="float" office:value="0.069025702668034" calcext:value-type="float">
            <text:p>0.069025702668034</text:p>
          </table:table-cell>
          <table:table-cell office:value-type="float" office:value="0.0136158452095689" calcext:value-type="float">
            <text:p>0.013615845209569</text:p>
          </table:table-cell>
          <table:table-cell office:value-type="float" office:value="0.00257597156245118" calcext:value-type="float">
            <text:p>0.002575971562451</text:p>
          </table:table-cell>
        </table:table-row>
        <table:table-row table:style-name="ro1">
          <table:table-cell office:value-type="float" office:value="4.46084120869637" calcext:value-type="float">
            <text:p>4.46084120869637</text:p>
          </table:table-cell>
          <table:table-cell office:value-type="float" office:value="0.477841645479202" calcext:value-type="float">
            <text:p>0.477841645479202</text:p>
          </table:table-cell>
          <table:table-cell office:value-type="float" office:value="0.899752475247525" calcext:value-type="float">
            <text:p>0.899752475247525</text:p>
          </table:table-cell>
          <table:table-cell office:value-type="float" office:value="0.959953640794233" calcext:value-type="float">
            <text:p>0.95995364079423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900" calcext:value-type="float">
            <text:p>2900</text:p>
          </table:table-cell>
          <table:table-cell office:value-type="float" office:value="24" calcext:value-type="float">
            <text:p>24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55414012738854" calcext:value-type="float">
            <text:p>0.955414012738854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58981612446959" calcext:value-type="float">
            <text:p>0.958981612446959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56183745583039" calcext:value-type="float">
            <text:p>0.956183745583039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454397248850364" calcext:value-type="float">
            <text:p>0.454397248850364</text:p>
          </table:table-cell>
          <table:table-cell office:value-type="float" office:value="0.0621443259062213" calcext:value-type="float">
            <text:p>0.062144325906221</text:p>
          </table:table-cell>
          <table:table-cell office:value-type="float" office:value="0.0141271846998395" calcext:value-type="float">
            <text:p>0.01412718469984</text:p>
          </table:table-cell>
          <table:table-cell office:value-type="float" office:value="0.00322443535522731" calcext:value-type="float">
            <text:p>0.003224435355227</text:p>
          </table:table-cell>
        </table:table-row>
        <table:table-row table:style-name="ro1">
          <table:table-cell office:value-type="float" office:value="4.99881780147553" calcext:value-type="float">
            <text:p>4.99881780147553</text:p>
          </table:table-cell>
          <table:table-cell office:value-type="float" office:value="0.539248019456863" calcext:value-type="float">
            <text:p>0.539248019456863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59157525190267" calcext:value-type="float">
            <text:p>0.95915752519026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59660297239915" calcext:value-type="float">
            <text:p>0.959660297239915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57537154989384" calcext:value-type="float">
            <text:p>0.957537154989384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8303886925795" calcext:value-type="float">
            <text:p>0.958303886925795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560368288299989" calcext:value-type="float">
            <text:p>0.560368288299989</text:p>
          </table:table-cell>
          <table:table-cell office:value-type="float" office:value="0.0503846562910837" calcext:value-type="float">
            <text:p>0.050384656291084</text:p>
          </table:table-cell>
          <table:table-cell office:value-type="float" office:value="0.0147445958376547" calcext:value-type="float">
            <text:p>0.014744595837655</text:p>
          </table:table-cell>
          <table:table-cell office:value-type="float" office:value="0.00281367312204733" calcext:value-type="float">
            <text:p>0.002813673122047</text:p>
          </table:table-cell>
        </table:table-row>
        <table:table-row table:style-name="ro1">
          <table:table-cell office:value-type="float" office:value="4.2466025352478" calcext:value-type="float">
            <text:p>4.2466025352478</text:p>
          </table:table-cell>
          <table:table-cell office:value-type="float" office:value="0.511642754077911" calcext:value-type="float">
            <text:p>0.511642754077911</text:p>
          </table:table-cell>
          <table:table-cell office:value-type="float" office:value="0.898514851485149" calcext:value-type="float">
            <text:p>0.898514851485149</text:p>
          </table:table-cell>
          <table:table-cell office:value-type="float" office:value="0.961014524255681" calcext:value-type="float">
            <text:p>0.96101452425568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100" calcext:value-type="float">
            <text:p>3100</text:p>
          </table:table-cell>
          <table:table-cell office:value-type="float" office:value="27" calcext:value-type="float">
            <text:p>27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54706298655343" calcext:value-type="float">
            <text:p>0.954706298655343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62517680339462" calcext:value-type="float">
            <text:p>0.962517680339462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59688826025459" calcext:value-type="float">
            <text:p>0.959688826025459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503761462471565" calcext:value-type="float">
            <text:p>0.503761462471565</text:p>
          </table:table-cell>
          <table:table-cell office:value-type="float" office:value="0.0798529482207211" calcext:value-type="float">
            <text:p>0.079852948220721</text:p>
          </table:table-cell>
          <table:table-cell office:value-type="float" office:value="0.0170660158839717" calcext:value-type="float">
            <text:p>0.017066015883972</text:p>
          </table:table-cell>
          <table:table-cell office:value-type="float" office:value="0.00273211821300625" calcext:value-type="float">
            <text:p>0.002732118213006</text:p>
          </table:table-cell>
        </table:table-row>
        <table:table-row table:style-name="ro1">
          <table:table-cell office:value-type="float" office:value="5.00107544660568" calcext:value-type="float">
            <text:p>5.00107544660568</text:p>
          </table:table-cell>
          <table:table-cell office:value-type="float" office:value="0.533537864685059" calcext:value-type="float">
            <text:p>0.533537864685059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62253274154328" calcext:value-type="float">
            <text:p>0.96225327415432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200" calcext:value-type="float">
            <text:p>3200</text:p>
          </table:table-cell>
          <table:table-cell office:value-type="float" office:value="16" calcext:value-type="float">
            <text:p>16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62491153573956" calcext:value-type="float">
            <text:p>0.962491153573956</text:p>
          </table:table-cell>
          <table:table-cell office:value-type="float" office:value="0.876847290640394" calcext:value-type="float">
            <text:p>0.876847290640394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1810466760962" calcext:value-type="float">
            <text:p>0.961810466760962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57567185289958" calcext:value-type="float">
            <text:p>0.957567185289958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59010600706714" calcext:value-type="float">
            <text:p>0.959010600706714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2544169611307" calcext:value-type="float">
            <text:p>0.962544169611307</text:p>
          </table:table-cell>
          <table:table-cell office:value-type="float" office:value="0.664101379876573" calcext:value-type="float">
            <text:p>0.664101379876573</text:p>
          </table:table-cell>
          <table:table-cell office:value-type="float" office:value="0.0690227663553744" calcext:value-type="float">
            <text:p>0.069022766355374</text:p>
          </table:table-cell>
          <table:table-cell office:value-type="float" office:value="0.0172572268646238" calcext:value-type="float">
            <text:p>0.017257226864624</text:p>
          </table:table-cell>
          <table:table-cell office:value-type="float" office:value="0.00268061517649292" calcext:value-type="float">
            <text:p>0.002680615176493</text:p>
          </table:table-cell>
        </table:table-row>
        <table:table-row table:style-name="ro1">
          <table:table-cell office:value-type="float" office:value="4.77919831871986" calcext:value-type="float">
            <text:p>4.77919831871986</text:p>
          </table:table-cell>
          <table:table-cell office:value-type="float" office:value="0.541289448738098" calcext:value-type="float">
            <text:p>0.541289448738098</text:p>
          </table:table-cell>
          <table:table-cell office:value-type="float" office:value="0.903465346534654" calcext:value-type="float">
            <text:p>0.903465346534654</text:p>
          </table:table-cell>
          <table:table-cell office:value-type="float" office:value="0.963224942597823" calcext:value-type="float">
            <text:p>0.96322494259782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300" calcext:value-type="float">
            <text:p>3300</text:p>
          </table:table-cell>
          <table:table-cell office:value-type="float" office:value="11" calcext:value-type="float">
            <text:p>11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61783439490446" calcext:value-type="float">
            <text:p>0.961783439490446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59717314487632" calcext:value-type="float">
            <text:p>0.959717314487632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63250883392226" calcext:value-type="float">
            <text:p>0.963250883392226</text:p>
          </table:table-cell>
          <table:table-cell office:value-type="float" office:value="0.56809927094673" calcext:value-type="float">
            <text:p>0.56809927094673</text:p>
          </table:table-cell>
          <table:table-cell office:value-type="float" office:value="0.0578954029191025" calcext:value-type="float">
            <text:p>0.057895402919103</text:p>
          </table:table-cell>
          <table:table-cell office:value-type="float" office:value="0.0138368250701707" calcext:value-type="float">
            <text:p>0.013836825070171</text:p>
          </table:table-cell>
          <table:table-cell office:value-type="float" office:value="0.00234403208987267" calcext:value-type="float">
            <text:p>0.002344032089873</text:p>
          </table:table-cell>
        </table:table-row>
        <table:table-row table:style-name="ro1">
          <table:table-cell office:value-type="float" office:value="4.16471540927887" calcext:value-type="float">
            <text:p>4.16471540927887</text:p>
          </table:table-cell>
          <table:table-cell office:value-type="float" office:value="0.457339435815811" calcext:value-type="float">
            <text:p>0.457339435815811</text:p>
          </table:table-cell>
          <table:table-cell office:value-type="float" office:value="0.904084158415841" calcext:value-type="float">
            <text:p>0.904084158415841</text:p>
          </table:table-cell>
          <table:table-cell office:value-type="float" office:value="0.96517028097428" calcext:value-type="float">
            <text:p>0.9651702809742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61837455830389" calcext:value-type="float">
            <text:p>0.961837455830389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422994462730048" calcext:value-type="float">
            <text:p>0.422994462730048</text:p>
          </table:table-cell>
          <table:table-cell office:value-type="float" office:value="0.0324536045214902" calcext:value-type="float">
            <text:p>0.03245360452149</text:p>
          </table:table-cell>
          <table:table-cell office:value-type="float" office:value="0.0152595468005849" calcext:value-type="float">
            <text:p>0.015259546800585</text:p>
          </table:table-cell>
          <table:table-cell office:value-type="float" office:value="0.00345552472615208" calcext:value-type="float">
            <text:p>0.003455524726152</text:p>
          </table:table-cell>
        </table:table-row>
        <table:table-row table:style-name="ro1">
          <table:table-cell office:value-type="float" office:value="4.64626374840736" calcext:value-type="float">
            <text:p>4.64626374840736</text:p>
          </table:table-cell>
          <table:table-cell office:value-type="float" office:value="0.477582842111587" calcext:value-type="float">
            <text:p>0.477582842111587</text:p>
          </table:table-cell>
          <table:table-cell office:value-type="float" office:value="0.899133663366337" calcext:value-type="float">
            <text:p>0.899133663366337</text:p>
          </table:table-cell>
          <table:table-cell office:value-type="float" office:value="0.965169718259858" calcext:value-type="float">
            <text:p>0.96516971825985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 office:value-type="float" office:value="26" calcext:value-type="float">
            <text:p>26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1075725406936" calcext:value-type="float">
            <text:p>0.961075725406936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63932107496464" calcext:value-type="float">
            <text:p>0.963932107496464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590862645736492" calcext:value-type="float">
            <text:p>0.590862645736492</text:p>
          </table:table-cell>
          <table:table-cell office:value-type="float" office:value="0.0505049409861339" calcext:value-type="float">
            <text:p>0.050504940986134</text:p>
          </table:table-cell>
          <table:table-cell office:value-type="float" office:value="0.016700004031654" calcext:value-type="float">
            <text:p>0.016700004031654</text:p>
          </table:table-cell>
          <table:table-cell office:value-type="float" office:value="0.00223045927472534" calcext:value-type="float">
            <text:p>0.002230459274725</text:p>
          </table:table-cell>
        </table:table-row>
        <table:table-row table:style-name="ro1">
          <table:table-cell office:value-type="float" office:value="4.9473012983799" calcext:value-type="float">
            <text:p>4.9473012983799</text:p>
          </table:table-cell>
          <table:table-cell office:value-type="float" office:value="0.548451781272888" calcext:value-type="float">
            <text:p>0.548451781272888</text:p>
          </table:table-cell>
          <table:table-cell office:value-type="float" office:value="0.900371287128713" calcext:value-type="float">
            <text:p>0.900371287128713</text:p>
          </table:table-cell>
          <table:table-cell office:value-type="float" office:value="0.967026529901179" calcext:value-type="float">
            <text:p>0.96702652990117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600" calcext:value-type="float">
            <text:p>3600</text:p>
          </table:table-cell>
          <table:table-cell office:value-type="float" office:value="22" calcext:value-type="float">
            <text:p>22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601362029050689" calcext:value-type="float">
            <text:p>0.601362029050689</text:p>
          </table:table-cell>
          <table:table-cell office:value-type="float" office:value="0.0400221016197168" calcext:value-type="float">
            <text:p>0.040022101619717</text:p>
          </table:table-cell>
          <table:table-cell office:value-type="float" office:value="0.0157468982356065" calcext:value-type="float">
            <text:p>0.015746898235607</text:p>
          </table:table-cell>
          <table:table-cell office:value-type="float" office:value="0.00309797758862853" calcext:value-type="float">
            <text:p>0.003097977588629</text:p>
          </table:table-cell>
        </table:table-row>
        <table:table-row table:style-name="ro1">
          <table:table-cell office:value-type="float" office:value="4.58945524692535" calcext:value-type="float">
            <text:p>4.58945524692535</text:p>
          </table:table-cell>
          <table:table-cell office:value-type="float" office:value="0.548811614513397" calcext:value-type="float">
            <text:p>0.548811614513397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66937315060083" calcext:value-type="float">
            <text:p>0.96693731506008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700" calcext:value-type="float">
            <text:p>3700</text:p>
          </table:table-cell>
          <table:table-cell office:value-type="float" office:value="13" calcext:value-type="float">
            <text:p>13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63198867657466" calcext:value-type="float">
            <text:p>0.963198867657466</text:p>
          </table:table-cell>
          <table:table-cell office:value-type="float" office:value="0.891625615763547" calcext:value-type="float">
            <text:p>0.891625615763547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65346534653465" calcext:value-type="float">
            <text:p>0.965346534653465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65371024734982" calcext:value-type="float">
            <text:p>0.965371024734982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243816254417" calcext:value-type="float">
            <text:p>0.97243816254417</text:p>
          </table:table-cell>
          <table:table-cell office:value-type="float" office:value="0.276388816828479" calcext:value-type="float">
            <text:p>0.276388816828479</text:p>
          </table:table-cell>
          <table:table-cell office:value-type="float" office:value="0.0792738079430588" calcext:value-type="float">
            <text:p>0.079273807943059</text:p>
          </table:table-cell>
          <table:table-cell office:value-type="float" office:value="0.0148222735472678" calcext:value-type="float">
            <text:p>0.014822273547268</text:p>
          </table:table-cell>
          <table:table-cell office:value-type="float" office:value="0.00327882616467338" calcext:value-type="float">
            <text:p>0.003278826164673</text:p>
          </table:table-cell>
        </table:table-row>
        <table:table-row table:style-name="ro1">
          <table:table-cell office:value-type="float" office:value="5.02421075105667" calcext:value-type="float">
            <text:p>5.02421075105667</text:p>
          </table:table-cell>
          <table:table-cell office:value-type="float" office:value="0.542740613222122" calcext:value-type="float">
            <text:p>0.542740613222122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67999136172568" calcext:value-type="float">
            <text:p>0.96799913617256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800" calcext:value-type="float">
            <text:p>3800</text:p>
          </table:table-cell>
          <table:table-cell office:value-type="float" office:value="16" calcext:value-type="float">
            <text:p>16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66760961810467" calcext:value-type="float">
            <text:p>0.966760961810467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63957597173145" calcext:value-type="float">
            <text:p>0.963957597173145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179818142157318" calcext:value-type="float">
            <text:p>0.179818142157318</text:p>
          </table:table-cell>
          <table:table-cell office:value-type="float" office:value="0.0605443887322245" calcext:value-type="float">
            <text:p>0.060544388732225</text:p>
          </table:table-cell>
          <table:table-cell office:value-type="float" office:value="0.0175997486121931" calcext:value-type="float">
            <text:p>0.017599748612193</text:p>
          </table:table-cell>
          <table:table-cell office:value-type="float" office:value="0.00230431844608559" calcext:value-type="float">
            <text:p>0.002304318446086</text:p>
          </table:table-cell>
        </table:table-row>
        <table:table-row table:style-name="ro1">
          <table:table-cell office:value-type="float" office:value="5.71335661411285" calcext:value-type="float">
            <text:p>5.71335661411285</text:p>
          </table:table-cell>
          <table:table-cell office:value-type="float" office:value="0.575013011693955" calcext:value-type="float">
            <text:p>0.575013011693955</text:p>
          </table:table-cell>
          <table:table-cell office:value-type="float" office:value="0.899752475247525" calcext:value-type="float">
            <text:p>0.899752475247525</text:p>
          </table:table-cell>
          <table:table-cell office:value-type="float" office:value="0.96844045717217" calcext:value-type="float">
            <text:p>0.9684404571721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900" calcext:value-type="float">
            <text:p>3900</text:p>
          </table:table-cell>
          <table:table-cell office:value-type="float" office:value="24" calcext:value-type="float">
            <text:p>24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21182266009852" calcext:value-type="float">
            <text:p>0.921182266009852</text:p>
          </table:table-cell>
          <table:table-cell office:value-type="float" office:value="0.968152866242038" calcext:value-type="float">
            <text:p>0.968152866242038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379529287769906" calcext:value-type="float">
            <text:p>0.379529287769906</text:p>
          </table:table-cell>
          <table:table-cell office:value-type="float" office:value="0.0859848199693416" calcext:value-type="float">
            <text:p>0.085984819969342</text:p>
          </table:table-cell>
          <table:table-cell office:value-type="float" office:value="0.012113092641881" calcext:value-type="float">
            <text:p>0.012113092641881</text:p>
          </table:table-cell>
          <table:table-cell office:value-type="float" office:value="0.0012742759327924" calcext:value-type="float">
            <text:p>0.001274275932792</text:p>
          </table:table-cell>
        </table:table-row>
        <table:table-row table:style-name="ro1">
          <table:table-cell office:value-type="float" office:value="4.45601120591164" calcext:value-type="float">
            <text:p>4.45601120591164</text:p>
          </table:table-cell>
          <table:table-cell office:value-type="float" office:value="0.522168546915054" calcext:value-type="float">
            <text:p>0.522168546915054</text:p>
          </table:table-cell>
          <table:table-cell office:value-type="float" office:value="0.902227722772277" calcext:value-type="float">
            <text:p>0.902227722772277</text:p>
          </table:table-cell>
          <table:table-cell office:value-type="float" office:value="0.970562161620368" calcext:value-type="float">
            <text:p>0.97056216162036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3" calcext:value-type="float">
            <text:p>13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373781850589939" calcext:value-type="float">
            <text:p>0.373781850589939</text:p>
          </table:table-cell>
          <table:table-cell office:value-type="float" office:value="0.0557482118954683" calcext:value-type="float">
            <text:p>0.055748211895468</text:p>
          </table:table-cell>
          <table:table-cell office:value-type="float" office:value="0.0144871523256529" calcext:value-type="float">
            <text:p>0.014487152325653</text:p>
          </table:table-cell>
          <table:table-cell office:value-type="float" office:value="0.00312147344709559" calcext:value-type="float">
            <text:p>0.003121473447096</text:p>
          </table:table-cell>
        </table:table-row>
        <table:table-row table:style-name="ro1">
          <table:table-cell office:value-type="float" office:value="4.20984402298927" calcext:value-type="float">
            <text:p>4.20984402298927</text:p>
          </table:table-cell>
          <table:table-cell office:value-type="float" office:value="0.478968590497971" calcext:value-type="float">
            <text:p>0.478968590497971</text:p>
          </table:table-cell>
          <table:table-cell office:value-type="float" office:value="0.90470297029703" calcext:value-type="float">
            <text:p>0.90470297029703</text:p>
          </table:table-cell>
          <table:table-cell office:value-type="float" office:value="0.969413939150468" calcext:value-type="float">
            <text:p>0.96941393915046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100" calcext:value-type="float">
            <text:p>4100</text:p>
          </table:table-cell>
          <table:table-cell office:value-type="float" office:value="7" calcext:value-type="float">
            <text:p>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97169143665959" calcext:value-type="float">
            <text:p>0.97169143665959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67468175388968" calcext:value-type="float">
            <text:p>0.96746817538896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4664310954064" calcext:value-type="float">
            <text:p>0.964664310954064</text:p>
          </table:table-cell>
          <table:table-cell office:value-type="float" office:value="0.880597014925373" calcext:value-type="float">
            <text:p>0.880597014925373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0.693177039292004" calcext:value-type="float">
            <text:p>0.693177039292004</text:p>
          </table:table-cell>
          <table:table-cell office:value-type="float" office:value="0.0865837203138513" calcext:value-type="float">
            <text:p>0.086583720313851</text:p>
          </table:table-cell>
          <table:table-cell office:value-type="float" office:value="0.0159742293310888" calcext:value-type="float">
            <text:p>0.015974229331089</text:p>
          </table:table-cell>
          <table:table-cell office:value-type="float" office:value="0.00240575391076682" calcext:value-type="float">
            <text:p>0.002405753910767</text:p>
          </table:table-cell>
        </table:table-row>
        <table:table-row table:style-name="ro1">
          <table:table-cell office:value-type="float" office:value="5.08639571070671" calcext:value-type="float">
            <text:p>5.08639571070671</text:p>
          </table:table-cell>
          <table:table-cell office:value-type="float" office:value="0.50402769446373" calcext:value-type="float">
            <text:p>0.50402769446373</text:p>
          </table:table-cell>
          <table:table-cell office:value-type="float" office:value="0.910272277227723" calcext:value-type="float">
            <text:p>0.910272277227723</text:p>
          </table:table-cell>
          <table:table-cell office:value-type="float" office:value="0.968617511084585" calcext:value-type="float">
            <text:p>0.96861751108458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63224893917963" calcext:value-type="float">
            <text:p>0.963224893917963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678445229682" calcext:value-type="float">
            <text:p>0.96678445229682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580992924010827" calcext:value-type="float">
            <text:p>0.580992924010827</text:p>
          </table:table-cell>
          <table:table-cell office:value-type="float" office:value="0.0529160746363653" calcext:value-type="float">
            <text:p>0.052916074636365</text:p>
          </table:table-cell>
          <table:table-cell office:value-type="float" office:value="0.016893451342753" calcext:value-type="float">
            <text:p>0.016893451342753</text:p>
          </table:table-cell>
          <table:table-cell office:value-type="float" office:value="0.00286920555600794" calcext:value-type="float">
            <text:p>0.002869205556008</text:p>
          </table:table-cell>
        </table:table-row>
        <table:table-row table:style-name="ro1">
          <table:table-cell office:value-type="float" office:value="5.03178358078003" calcext:value-type="float">
            <text:p>5.03178358078003</text:p>
          </table:table-cell>
          <table:table-cell office:value-type="float" office:value="0.496505260467529" calcext:value-type="float">
            <text:p>0.496505260467529</text:p>
          </table:table-cell>
          <table:table-cell office:value-type="float" office:value="0.905321782178218" calcext:value-type="float">
            <text:p>0.905321782178218</text:p>
          </table:table-cell>
          <table:table-cell office:value-type="float" office:value="0.969854821942902" calcext:value-type="float">
            <text:p>0.96985482194290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300" calcext:value-type="float">
            <text:p>4300</text:p>
          </table:table-cell>
          <table:table-cell office:value-type="float" office:value="5" calcext:value-type="float">
            <text:p>5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63906581740977" calcext:value-type="float">
            <text:p>0.963906581740977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6958981612447" calcext:value-type="float">
            <text:p>0.96958981612447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8197879858657" calcext:value-type="float">
            <text:p>0.96819787985865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716288472671341" calcext:value-type="float">
            <text:p>0.716288472671341</text:p>
          </table:table-cell>
          <table:table-cell office:value-type="float" office:value="0.0629094361423375" calcext:value-type="float">
            <text:p>0.062909436142338</text:p>
          </table:table-cell>
          <table:table-cell office:value-type="float" office:value="0.0138720670773742" calcext:value-type="float">
            <text:p>0.013872067077374</text:p>
          </table:table-cell>
          <table:table-cell office:value-type="float" office:value="0.00346609549896472" calcext:value-type="float">
            <text:p>0.003466095498965</text:p>
          </table:table-cell>
        </table:table-row>
        <table:table-row table:style-name="ro1">
          <table:table-cell office:value-type="float" office:value="4.11675176024437" calcext:value-type="float">
            <text:p>4.11675176024437</text:p>
          </table:table-cell>
          <table:table-cell office:value-type="float" office:value="0.499456256628037" calcext:value-type="float">
            <text:p>0.499456256628037</text:p>
          </table:table-cell>
          <table:table-cell office:value-type="float" office:value="0.901608910891089" calcext:value-type="float">
            <text:p>0.901608910891089</text:p>
          </table:table-cell>
          <table:table-cell office:value-type="float" office:value="0.969413501120157" calcext:value-type="float">
            <text:p>0.96941350112015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400" calcext:value-type="float">
            <text:p>4400</text:p>
          </table:table-cell>
          <table:table-cell office:value-type="float" office:value="15" calcext:value-type="float">
            <text:p>15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0276008492569" calcext:value-type="float">
            <text:p>0.970276008492569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66029723991507" calcext:value-type="float">
            <text:p>0.966029723991507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73125884016973" calcext:value-type="float">
            <text:p>0.973125884016973</text:p>
          </table:table-cell>
          <table:table-cell office:value-type="float" office:value="0.881188118811881" calcext:value-type="float">
            <text:p>0.881188118811881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66077738515901" calcext:value-type="float">
            <text:p>0.966077738515901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67491166077738" calcext:value-type="float">
            <text:p>0.967491166077738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127263777757545" calcext:value-type="float">
            <text:p>0.127263777757545</text:p>
          </table:table-cell>
          <table:table-cell office:value-type="float" office:value="0.0740907607445173" calcext:value-type="float">
            <text:p>0.074090760744517</text:p>
          </table:table-cell>
          <table:table-cell office:value-type="float" office:value="0.0189052051224281" calcext:value-type="float">
            <text:p>0.018905205122428</text:p>
          </table:table-cell>
          <table:table-cell office:value-type="float" office:value="0.00251326956681311" calcext:value-type="float">
            <text:p>0.002513269566813</text:p>
          </table:table-cell>
        </table:table-row>
        <table:table-row table:style-name="ro1">
          <table:table-cell office:value-type="float" office:value="3.69179376959801" calcext:value-type="float">
            <text:p>3.69179376959801</text:p>
          </table:table-cell>
          <table:table-cell office:value-type="float" office:value="0.463567584753037" calcext:value-type="float">
            <text:p>0.463567584753037</text:p>
          </table:table-cell>
          <table:table-cell office:value-type="float" office:value="0.904084158415841" calcext:value-type="float">
            <text:p>0.904084158415841</text:p>
          </table:table-cell>
          <table:table-cell office:value-type="float" office:value="0.970208116623949" calcext:value-type="float">
            <text:p>0.97020811662394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66737438075018" calcext:value-type="float">
            <text:p>0.966737438075018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69568294409059" calcext:value-type="float">
            <text:p>0.969568294409059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68882602545969" calcext:value-type="float">
            <text:p>0.968882602545969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70318021201413" calcext:value-type="float">
            <text:p>0.970318021201413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68904593639576" calcext:value-type="float">
            <text:p>0.968904593639576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179416161814618" calcext:value-type="float">
            <text:p>0.179416161814618</text:p>
          </table:table-cell>
          <table:table-cell office:value-type="float" office:value="0.0539635133947113" calcext:value-type="float">
            <text:p>0.053963513394711</text:p>
          </table:table-cell>
          <table:table-cell office:value-type="float" office:value="0.0178918361950718" calcext:value-type="float">
            <text:p>0.017891836195072</text:p>
          </table:table-cell>
          <table:table-cell office:value-type="float" office:value="0.00208225336441328" calcext:value-type="float">
            <text:p>0.002082253364413</text:p>
          </table:table-cell>
        </table:table-row>
        <table:table-row table:style-name="ro1">
          <table:table-cell office:value-type="float" office:value="3.52315703034401" calcext:value-type="float">
            <text:p>3.52315703034401</text:p>
          </table:table-cell>
          <table:table-cell office:value-type="float" office:value="0.430605679750443" calcext:value-type="float">
            <text:p>0.430605679750443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70738401946858" calcext:value-type="float">
            <text:p>0.97073840194685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600" calcext:value-type="float">
            <text:p>4600</text:p>
          </table:table-cell>
          <table:table-cell office:value-type="float" office:value="16" calcext:value-type="float">
            <text:p>16</text:p>
          </table:table-cell>
          <table:table-cell office:value-type="float" office:value="0.896551724137931" calcext:value-type="float">
            <text:p>0.896551724137931</text:p>
          </table:table-cell>
          <table:table-cell office:value-type="float" office:value="0.965322009907997" calcext:value-type="float">
            <text:p>0.965322009907997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968860580325548" calcext:value-type="float">
            <text:p>0.968860580325548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66053748231966" calcext:value-type="float">
            <text:p>0.966053748231966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140064874334539" calcext:value-type="float">
            <text:p>0.140064874334539</text:p>
          </table:table-cell>
          <table:table-cell office:value-type="float" office:value="0.00909761815055213" calcext:value-type="float">
            <text:p>0.009097618150552</text:p>
          </table:table-cell>
          <table:table-cell office:value-type="float" office:value="0.015666980710928" calcext:value-type="float">
            <text:p>0.015666980710928</text:p>
          </table:table-cell>
          <table:table-cell office:value-type="float" office:value="0.00373010104793859" calcext:value-type="float">
            <text:p>0.003730101047939</text:p>
          </table:table-cell>
        </table:table-row>
        <table:table-row table:style-name="ro1">
          <table:table-cell office:value-type="float" office:value="3.75827348232269" calcext:value-type="float">
            <text:p>3.75827348232269</text:p>
          </table:table-cell>
          <table:table-cell office:value-type="float" office:value="0.455226987600327" calcext:value-type="float">
            <text:p>0.455226987600327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71711196615052" calcext:value-type="float">
            <text:p>0.97171119661505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700" calcext:value-type="float">
            <text:p>4700</text:p>
          </table:table-cell>
          <table:table-cell office:value-type="float" office:value="4" calcext:value-type="float">
            <text:p>4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723991507431" calcext:value-type="float">
            <text:p>0.9723991507431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70983722576079" calcext:value-type="float">
            <text:p>0.970983722576079</text:p>
          </table:table-cell>
          <table:table-cell office:value-type="float" office:value="0.926108374384236" calcext:value-type="float">
            <text:p>0.926108374384236</text:p>
          </table:table-cell>
          <table:table-cell office:value-type="float" office:value="0.97381457891012" calcext:value-type="float">
            <text:p>0.97381457891012</text:p>
          </table:table-cell>
          <table:table-cell office:value-type="float" office:value="0.915841584158416" calcext:value-type="float">
            <text:p>0.915841584158416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68175388967468" calcext:value-type="float">
            <text:p>0.968175388967468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1024734982332" calcext:value-type="float">
            <text:p>0.971024734982332</text:p>
          </table:table-cell>
          <table:table-cell office:value-type="float" office:value="0.900497512437811" calcext:value-type="float">
            <text:p>0.900497512437811</text:p>
          </table:table-cell>
          <table:table-cell office:value-type="float" office:value="0.973144876325088" calcext:value-type="float">
            <text:p>0.973144876325088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208114147078493" calcext:value-type="float">
            <text:p>0.208114147078493</text:p>
          </table:table-cell>
          <table:table-cell office:value-type="float" office:value="0.0526376073116689" calcext:value-type="float">
            <text:p>0.052637607311669</text:p>
          </table:table-cell>
          <table:table-cell office:value-type="float" office:value="0.0153765809654681" calcext:value-type="float">
            <text:p>0.015376580965468</text:p>
          </table:table-cell>
          <table:table-cell office:value-type="float" office:value="0.00252758313497655" calcext:value-type="float">
            <text:p>0.002527583134977</text:p>
          </table:table-cell>
        </table:table-row>
        <table:table-row table:style-name="ro1">
          <table:table-cell office:value-type="float" office:value="3.44314256310463" calcext:value-type="float">
            <text:p>3.44314256310463</text:p>
          </table:table-cell>
          <table:table-cell office:value-type="float" office:value="0.429658502340317" calcext:value-type="float">
            <text:p>0.429658502340317</text:p>
          </table:table-cell>
          <table:table-cell office:value-type="float" office:value="0.904084158415841" calcext:value-type="float">
            <text:p>0.904084158415841</text:p>
          </table:table-cell>
          <table:table-cell office:value-type="float" office:value="0.975248828585711" calcext:value-type="float">
            <text:p>0.97524882858571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80184005661713" calcext:value-type="float">
            <text:p>0.980184005661713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74540311173974" calcext:value-type="float">
            <text:p>0.974540311173974</text:p>
          </table:table-cell>
          <table:table-cell office:value-type="float" office:value="0.905940594059406" calcext:value-type="float">
            <text:p>0.905940594059406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69611307420495" calcext:value-type="float">
            <text:p>0.969611307420495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144028369521055" calcext:value-type="float">
            <text:p>0.144028369521055</text:p>
          </table:table-cell>
          <table:table-cell office:value-type="float" office:value="0.01161526144219" calcext:value-type="float">
            <text:p>0.01161526144219</text:p>
          </table:table-cell>
          <table:table-cell office:value-type="float" office:value="0.0140739373759427" calcext:value-type="float">
            <text:p>0.014073937375943</text:p>
          </table:table-cell>
          <table:table-cell office:value-type="float" office:value="0.00311251145397178" calcext:value-type="float">
            <text:p>0.003112511453972</text:p>
          </table:table-cell>
        </table:table-row>
        <table:table-row table:style-name="ro1">
          <table:table-cell office:value-type="float" office:value="3.39979815483093" calcext:value-type="float">
            <text:p>3.39979815483093</text:p>
          </table:table-cell>
          <table:table-cell office:value-type="float" office:value="0.432381749153137" calcext:value-type="float">
            <text:p>0.432381749153137</text:p>
          </table:table-cell>
          <table:table-cell office:value-type="float" office:value="0.903465346534654" calcext:value-type="float">
            <text:p>0.903465346534654</text:p>
          </table:table-cell>
          <table:table-cell office:value-type="float" office:value="0.975424943962805" calcext:value-type="float">
            <text:p>0.97542494396280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900" calcext:value-type="float">
            <text:p>4900</text:p>
          </table:table-cell>
          <table:table-cell office:value-type="float" office:value="11" calcext:value-type="float">
            <text:p>11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886138613861386" calcext:value-type="float">
            <text:p>0.886138613861386</text:p>
          </table:table-cell>
          <table:table-cell office:value-type="float" office:value="0.975247524752475" calcext:value-type="float">
            <text:p>0.975247524752475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3851590106007" calcext:value-type="float">
            <text:p>0.973851590106007</text:p>
          </table:table-cell>
          <table:table-cell office:value-type="float" office:value="0.0967300655553818" calcext:value-type="float">
            <text:p>0.096730065555382</text:p>
          </table:table-cell>
          <table:table-cell office:value-type="float" office:value="0.0120079754043171" calcext:value-type="float">
            <text:p>0.012007975404317</text:p>
          </table:table-cell>
          <table:table-cell office:value-type="float" office:value="0.0170274013840228" calcext:value-type="float">
            <text:p>0.017027401384023</text:p>
          </table:table-cell>
          <table:table-cell office:value-type="float" office:value="0.00143628829968147" calcext:value-type="float">
            <text:p>0.001436288299681</text:p>
          </table:table-cell>
        </table:table-row>
        <table:table-row table:style-name="ro1">
          <table:table-cell office:value-type="float" office:value="3.41310867667198" calcext:value-type="float">
            <text:p>3.41310867667198</text:p>
          </table:table-cell>
          <table:table-cell office:value-type="float" office:value="0.435921251773834" calcext:value-type="float">
            <text:p>0.435921251773834</text:p>
          </table:table-cell>
          <table:table-cell office:value-type="float" office:value="0.907178217821782" calcext:value-type="float">
            <text:p>0.907178217821782</text:p>
          </table:table-cell>
          <table:table-cell office:value-type="float" office:value="0.976396800714677" calcext:value-type="float">
            <text:p>0.97639680071467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0.911330049261084" calcext:value-type="float">
            <text:p>0.911330049261084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78768577494692" calcext:value-type="float">
            <text:p>0.978768577494692</text:p>
          </table:table-cell>
          <table:table-cell office:value-type="float" office:value="0.940886699507389" calcext:value-type="float">
            <text:p>0.940886699507389</text:p>
          </table:table-cell>
          <table:table-cell office:value-type="float" office:value="0.976645435244161" calcext:value-type="float">
            <text:p>0.976645435244161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76661951909477" calcext:value-type="float">
            <text:p>0.976661951909477</text:p>
          </table:table-cell>
          <table:table-cell office:value-type="float" office:value="0.900990099009901" calcext:value-type="float">
            <text:p>0.900990099009901</text:p>
          </table:table-cell>
          <table:table-cell office:value-type="float" office:value="0.972418670438472" calcext:value-type="float">
            <text:p>0.972418670438472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1731448763251" calcext:value-type="float">
            <text:p>0.971731448763251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78798586572438" calcext:value-type="float">
            <text:p>0.978798586572438</text:p>
          </table:table-cell>
          <table:table-cell office:value-type="float" office:value="0.920398009950249" calcext:value-type="float">
            <text:p>0.920398009950249</text:p>
          </table:table-cell>
          <table:table-cell office:value-type="float" office:value="0.980212014134276" calcext:value-type="float">
            <text:p>0.980212014134276</text:p>
          </table:table-cell>
          <table:table-cell office:value-type="float" office:value="0.167185704317923" calcext:value-type="float">
            <text:p>0.167185704317923</text:p>
          </table:table-cell>
          <table:table-cell office:value-type="float" office:value="0.0157852752348978" calcext:value-type="float">
            <text:p>0.015785275234898</text:p>
          </table:table-cell>
          <table:table-cell office:value-type="float" office:value="0.0162375371559358" calcext:value-type="float">
            <text:p>0.016237537155936</text:p>
          </table:table-cell>
          <table:table-cell office:value-type="float" office:value="0.0028258552131447" calcext:value-type="float">
            <text:p>0.002825855213145</text:p>
          </table:table-cell>
        </table:table-row>
        <table:table-row table:style-name="ro1">
          <table:table-cell office:value-type="float" office:value="3.4989008307457" calcext:value-type="float">
            <text:p>3.4989008307457</text:p>
          </table:table-cell>
          <table:table-cell office:value-type="float" office:value="0.426257699728012" calcext:value-type="float">
            <text:p>0.426257699728012</text:p>
          </table:table-cell>
          <table:table-cell office:value-type="float" office:value="0.905321782178218" calcext:value-type="float">
            <text:p>0.905321782178218</text:p>
          </table:table-cell>
          <table:table-cell office:value-type="float" office:value="0.976308523789903" calcext:value-type="float">
            <text:p>0.97630852378990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office:value-type="float" office:value="0.901477832512315" calcext:value-type="float">
            <text:p>0.901477832512315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881773399014778" calcext:value-type="float">
            <text:p>0.881773399014778</text:p>
          </table:table-cell>
          <table:table-cell office:value-type="float" office:value="0.975230007077141" calcext:value-type="float">
            <text:p>0.975230007077141</text:p>
          </table:table-cell>
          <table:table-cell office:value-type="float" office:value="0.945812807881773" calcext:value-type="float">
            <text:p>0.945812807881773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78783592644979" calcext:value-type="float">
            <text:p>0.978783592644979</text:p>
          </table:table-cell>
          <table:table-cell office:value-type="float" office:value="0.891089108910891" calcext:value-type="float">
            <text:p>0.891089108910891</text:p>
          </table:table-cell>
          <table:table-cell office:value-type="float" office:value="0.973833097595474" calcext:value-type="float">
            <text:p>0.973833097595474</text:p>
          </table:table-cell>
          <table:table-cell office:value-type="float" office:value="0.90547263681592" calcext:value-type="float">
            <text:p>0.90547263681592</text:p>
          </table:table-cell>
          <table:table-cell office:value-type="float" office:value="0.975971731448763" calcext:value-type="float">
            <text:p>0.975971731448763</text:p>
          </table:table-cell>
          <table:table-cell office:value-type="float" office:value="0.890547263681592" calcext:value-type="float">
            <text:p>0.890547263681592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15422885572139" calcext:value-type="float">
            <text:p>0.915422885572139</text:p>
          </table:table-cell>
          <table:table-cell office:value-type="float" office:value="0.975265017667845" calcext:value-type="float">
            <text:p>0.975265017667845</text:p>
          </table:table-cell>
          <table:table-cell office:value-type="float" office:value="0.185009848550328" calcext:value-type="float">
            <text:p>0.185009848550328</text:p>
          </table:table-cell>
          <table:table-cell office:value-type="float" office:value="0.0426262632106652" calcext:value-type="float">
            <text:p>0.042626263210665</text:p>
          </table:table-cell>
          <table:table-cell office:value-type="float" office:value="0.0186148529529445" calcext:value-type="float">
            <text:p>0.018614852952945</text:p>
          </table:table-cell>
          <table:table-cell office:value-type="float" office:value="0.00145510137056187" calcext:value-type="float">
            <text:p>0.001455101370562</text:p>
          </table:table-cell>
        </table:table-row>
        <table:table-row table:style-name="ro1">
          <table:table-cell office:value-type="float" office:value="3.39283335208893" calcext:value-type="float">
            <text:p>3.39283335208893</text:p>
          </table:table-cell>
          <table:table-cell office:value-type="float" office:value="0.400968462228775" calcext:value-type="float">
            <text:p>0.400968462228775</text:p>
          </table:table-cell>
          <table:table-cell office:value-type="float" office:value="0.906559405940594" calcext:value-type="float">
            <text:p>0.906559405940594</text:p>
          </table:table-cell>
          <table:table-cell office:value-type="float" office:value="0.977015174653982" calcext:value-type="float">
            <text:p>0.977015174653982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75937721160651" calcext:value-type="float">
            <text:p>0.975937721160651</text:p>
          </table:table-cell>
          <table:table-cell office:value-type="float" office:value="0.886699507389162" calcext:value-type="float">
            <text:p>0.886699507389162</text:p>
          </table:table-cell>
          <table:table-cell office:value-type="float" office:value="0.97310686482661" calcext:value-type="float">
            <text:p>0.97310686482661</text:p>
          </table:table-cell>
          <table:table-cell office:value-type="float" office:value="0.935960591133005" calcext:value-type="float">
            <text:p>0.935960591133005</text:p>
          </table:table-cell>
          <table:table-cell office:value-type="float" office:value="0.977353149327672" calcext:value-type="float">
            <text:p>0.977353149327672</text:p>
          </table:table-cell>
          <table:table-cell office:value-type="float" office:value="0.910891089108911" calcext:value-type="float">
            <text:p>0.910891089108911</text:p>
          </table:table-cell>
          <table:table-cell office:value-type="float" office:value="0.980905233380481" calcext:value-type="float">
            <text:p>0.980905233380481</text:p>
          </table:table-cell>
          <table:table-cell office:value-type="float" office:value="0.896039603960396" calcext:value-type="float">
            <text:p>0.896039603960396</text:p>
          </table:table-cell>
          <table:table-cell office:value-type="float" office:value="0.978076379066478" calcext:value-type="float">
            <text:p>0.978076379066478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79505300353357" calcext:value-type="float">
            <text:p>0.979505300353357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6678445229682" calcext:value-type="float">
            <text:p>0.976678445229682</text:p>
          </table:table-cell>
          <table:table-cell office:value-type="float" office:value="0.91044776119403" calcext:value-type="float">
            <text:p>0.91044776119403</text:p>
          </table:table-cell>
          <table:table-cell office:value-type="float" office:value="0.974558303886926" calcext:value-type="float">
            <text:p>0.974558303886926</text:p>
          </table:table-cell>
          <table:table-cell office:value-type="float" office:value="0.193151666154667" calcext:value-type="float">
            <text:p>0.193151666154667</text:p>
          </table:table-cell>
          <table:table-cell office:value-type="float" office:value="0.0511868194755428" calcext:value-type="float">
            <text:p>0.051186819475543</text:p>
          </table:table-cell>
          <table:table-cell office:value-type="float" office:value="0.013900687045291" calcext:value-type="float">
            <text:p>0.013900687045291</text:p>
          </table:table-cell>
          <table:table-cell office:value-type="float" office:value="0.0023758960674786" calcext:value-type="float">
            <text:p>0.002375896067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43" meta:object-count="0"/>
    <meta:generator>LibreOffice/5.2.7.2$Linux_X86_64 LibreOffice_project/20m0$Build-2</meta:generator>
  </office:meta>
</office:document-meta>
</file>